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alibri1" svg:font-family="Calibri" style:font-pitch="variable"/>
    <style:font-face style:name="Courier New" svg:font-family="'Courier New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193cm" fo:margin-left="-0.191cm" table:align="left" style:writing-mode="lr-tb"/>
    </style:style>
    <style:style style:name="Tabelle1.A" style:family="table-column">
      <style:table-column-properties style:column-width="5.39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.C1" style:family="table-cell">
      <style:table-cell-properties style:vertical-align="top" fo:padding="0.049cm" fo:border="0.05pt solid #000000" style:writing-mode="lr-tb"/>
    </style:style>
    <style:style style:name="Tabelle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2" style:family="table">
      <style:table-properties style:width="16.057cm" fo:margin-left="-0.191cm" table:align="left" style:writing-mode="lr-tb"/>
    </style:style>
    <style:style style:name="Tabelle2.A" style:family="table-column">
      <style:table-column-properties style:column-width="3.75cm"/>
    </style:style>
    <style:style style:name="Tabelle2.B" style:family="table-column">
      <style:table-column-properties style:column-width="12.307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27" style:family="table">
      <style:table-properties style:width="16.193cm" fo:margin-left="-0.191cm" table:align="left" style:writing-mode="lr-tb"/>
    </style:style>
    <style:style style:name="Tabelle127.A" style:family="table-column">
      <style:table-column-properties style:column-width="5.398cm"/>
    </style:style>
    <style:style style:name="Tabelle127.1" style:family="table-row">
      <style:table-row-properties fo:keep-together="auto"/>
    </style:style>
    <style:style style:name="Tabelle12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27.C1" style:family="table-cell">
      <style:table-cell-properties style:vertical-align="top" fo:padding="0.049cm" fo:border="0.05pt solid #000000" style:writing-mode="lr-tb"/>
    </style:style>
    <style:style style:name="Tabelle12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2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28" style:family="table">
      <style:table-properties style:width="16.057cm" fo:margin-left="-0.191cm" table:align="left" style:writing-mode="lr-tb"/>
    </style:style>
    <style:style style:name="Tabelle128.A" style:family="table-column">
      <style:table-column-properties style:column-width="3.75cm"/>
    </style:style>
    <style:style style:name="Tabelle128.B" style:family="table-column">
      <style:table-column-properties style:column-width="12.307cm"/>
    </style:style>
    <style:style style:name="Tabelle128.1" style:family="table-row">
      <style:table-row-properties fo:keep-together="auto"/>
    </style:style>
    <style:style style:name="Tabelle12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2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2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2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29" style:family="table">
      <style:table-properties style:width="16.193cm" fo:margin-left="-0.191cm" table:align="left" style:writing-mode="lr-tb"/>
    </style:style>
    <style:style style:name="Tabelle129.A" style:family="table-column">
      <style:table-column-properties style:column-width="5.398cm"/>
    </style:style>
    <style:style style:name="Tabelle129.1" style:family="table-row">
      <style:table-row-properties fo:keep-together="auto"/>
    </style:style>
    <style:style style:name="Tabelle12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29.C1" style:family="table-cell">
      <style:table-cell-properties style:vertical-align="top" fo:padding="0.049cm" fo:border="0.05pt solid #000000" style:writing-mode="lr-tb"/>
    </style:style>
    <style:style style:name="Tabelle12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2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0" style:family="table">
      <style:table-properties style:width="16.057cm" fo:margin-left="-0.191cm" table:align="left" style:writing-mode="lr-tb"/>
    </style:style>
    <style:style style:name="Tabelle130.A" style:family="table-column">
      <style:table-column-properties style:column-width="3.75cm"/>
    </style:style>
    <style:style style:name="Tabelle130.B" style:family="table-column">
      <style:table-column-properties style:column-width="12.307cm"/>
    </style:style>
    <style:style style:name="Tabelle130.1" style:family="table-row">
      <style:table-row-properties fo:keep-together="auto"/>
    </style:style>
    <style:style style:name="Tabelle13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1" style:family="table">
      <style:table-properties style:width="16.193cm" fo:margin-left="-0.191cm" table:align="left" style:writing-mode="lr-tb"/>
    </style:style>
    <style:style style:name="Tabelle131.A" style:family="table-column">
      <style:table-column-properties style:column-width="5.398cm"/>
    </style:style>
    <style:style style:name="Tabelle131.1" style:family="table-row">
      <style:table-row-properties fo:keep-together="auto"/>
    </style:style>
    <style:style style:name="Tabelle13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1.C1" style:family="table-cell">
      <style:table-cell-properties style:vertical-align="top" fo:padding="0.049cm" fo:border="0.05pt solid #000000" style:writing-mode="lr-tb"/>
    </style:style>
    <style:style style:name="Tabelle13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2" style:family="table">
      <style:table-properties style:width="16.057cm" fo:margin-left="-0.191cm" table:align="left" style:writing-mode="lr-tb"/>
    </style:style>
    <style:style style:name="Tabelle132.A" style:family="table-column">
      <style:table-column-properties style:column-width="3.75cm"/>
    </style:style>
    <style:style style:name="Tabelle132.B" style:family="table-column">
      <style:table-column-properties style:column-width="12.307cm"/>
    </style:style>
    <style:style style:name="Tabelle132.1" style:family="table-row">
      <style:table-row-properties fo:keep-together="auto"/>
    </style:style>
    <style:style style:name="Tabelle13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3" style:family="table">
      <style:table-properties style:width="16.193cm" fo:margin-left="-0.191cm" table:align="left" style:writing-mode="lr-tb"/>
    </style:style>
    <style:style style:name="Tabelle133.A" style:family="table-column">
      <style:table-column-properties style:column-width="5.398cm"/>
    </style:style>
    <style:style style:name="Tabelle133.1" style:family="table-row">
      <style:table-row-properties fo:keep-together="auto"/>
    </style:style>
    <style:style style:name="Tabelle13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3.C1" style:family="table-cell">
      <style:table-cell-properties style:vertical-align="top" fo:padding="0.049cm" fo:border="0.05pt solid #000000" style:writing-mode="lr-tb"/>
    </style:style>
    <style:style style:name="Tabelle13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4" style:family="table">
      <style:table-properties style:width="16.057cm" fo:margin-left="-0.191cm" table:align="left" style:writing-mode="lr-tb"/>
    </style:style>
    <style:style style:name="Tabelle134.A" style:family="table-column">
      <style:table-column-properties style:column-width="3.75cm"/>
    </style:style>
    <style:style style:name="Tabelle134.B" style:family="table-column">
      <style:table-column-properties style:column-width="12.307cm"/>
    </style:style>
    <style:style style:name="Tabelle134.1" style:family="table-row">
      <style:table-row-properties fo:keep-together="auto"/>
    </style:style>
    <style:style style:name="Tabelle13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5" style:family="table">
      <style:table-properties style:width="16.193cm" fo:margin-left="-0.191cm" table:align="left" style:writing-mode="lr-tb"/>
    </style:style>
    <style:style style:name="Tabelle135.A" style:family="table-column">
      <style:table-column-properties style:column-width="5.398cm"/>
    </style:style>
    <style:style style:name="Tabelle135.1" style:family="table-row">
      <style:table-row-properties fo:keep-together="auto"/>
    </style:style>
    <style:style style:name="Tabelle13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5.C1" style:family="table-cell">
      <style:table-cell-properties style:vertical-align="top" fo:padding="0.049cm" fo:border="0.05pt solid #000000" style:writing-mode="lr-tb"/>
    </style:style>
    <style:style style:name="Tabelle13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6" style:family="table">
      <style:table-properties style:width="16.057cm" fo:margin-left="-0.191cm" table:align="left" style:writing-mode="lr-tb"/>
    </style:style>
    <style:style style:name="Tabelle136.A" style:family="table-column">
      <style:table-column-properties style:column-width="3.75cm"/>
    </style:style>
    <style:style style:name="Tabelle136.B" style:family="table-column">
      <style:table-column-properties style:column-width="12.307cm"/>
    </style:style>
    <style:style style:name="Tabelle136.1" style:family="table-row">
      <style:table-row-properties fo:keep-together="auto"/>
    </style:style>
    <style:style style:name="Tabelle13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7" style:family="table">
      <style:table-properties style:width="16.193cm" fo:margin-left="-0.191cm" table:align="left" style:writing-mode="lr-tb"/>
    </style:style>
    <style:style style:name="Tabelle137.A" style:family="table-column">
      <style:table-column-properties style:column-width="5.398cm"/>
    </style:style>
    <style:style style:name="Tabelle137.1" style:family="table-row">
      <style:table-row-properties fo:keep-together="auto"/>
    </style:style>
    <style:style style:name="Tabelle13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7.C1" style:family="table-cell">
      <style:table-cell-properties style:vertical-align="top" fo:padding="0.049cm" fo:border="0.05pt solid #000000" style:writing-mode="lr-tb"/>
    </style:style>
    <style:style style:name="Tabelle13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8" style:family="table">
      <style:table-properties style:width="16.057cm" fo:margin-left="-0.191cm" table:align="left" style:writing-mode="lr-tb"/>
    </style:style>
    <style:style style:name="Tabelle138.A" style:family="table-column">
      <style:table-column-properties style:column-width="3.75cm"/>
    </style:style>
    <style:style style:name="Tabelle138.B" style:family="table-column">
      <style:table-column-properties style:column-width="12.307cm"/>
    </style:style>
    <style:style style:name="Tabelle138.1" style:family="table-row">
      <style:table-row-properties fo:keep-together="auto"/>
    </style:style>
    <style:style style:name="Tabelle13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9" style:family="table">
      <style:table-properties style:width="16.193cm" fo:margin-left="-0.191cm" table:align="left" style:writing-mode="lr-tb"/>
    </style:style>
    <style:style style:name="Tabelle139.A" style:family="table-column">
      <style:table-column-properties style:column-width="5.398cm"/>
    </style:style>
    <style:style style:name="Tabelle139.1" style:family="table-row">
      <style:table-row-properties fo:keep-together="auto"/>
    </style:style>
    <style:style style:name="Tabelle13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9.C1" style:family="table-cell">
      <style:table-cell-properties style:vertical-align="top" fo:padding="0.049cm" fo:border="0.05pt solid #000000" style:writing-mode="lr-tb"/>
    </style:style>
    <style:style style:name="Tabelle13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0" style:family="table">
      <style:table-properties style:width="16.057cm" fo:margin-left="-0.191cm" table:align="left" style:writing-mode="lr-tb"/>
    </style:style>
    <style:style style:name="Tabelle140.A" style:family="table-column">
      <style:table-column-properties style:column-width="3.75cm"/>
    </style:style>
    <style:style style:name="Tabelle140.B" style:family="table-column">
      <style:table-column-properties style:column-width="12.307cm"/>
    </style:style>
    <style:style style:name="Tabelle140.1" style:family="table-row">
      <style:table-row-properties fo:keep-together="auto"/>
    </style:style>
    <style:style style:name="Tabelle14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1" style:family="table">
      <style:table-properties style:width="16.193cm" fo:margin-left="-0.191cm" table:align="left" style:writing-mode="lr-tb"/>
    </style:style>
    <style:style style:name="Tabelle141.A" style:family="table-column">
      <style:table-column-properties style:column-width="5.398cm"/>
    </style:style>
    <style:style style:name="Tabelle141.1" style:family="table-row">
      <style:table-row-properties fo:keep-together="auto"/>
    </style:style>
    <style:style style:name="Tabelle14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1.C1" style:family="table-cell">
      <style:table-cell-properties style:vertical-align="top" fo:padding="0.049cm" fo:border="0.05pt solid #000000" style:writing-mode="lr-tb"/>
    </style:style>
    <style:style style:name="Tabelle14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2" style:family="table">
      <style:table-properties style:width="16.057cm" fo:margin-left="-0.191cm" table:align="left" style:writing-mode="lr-tb"/>
    </style:style>
    <style:style style:name="Tabelle142.A" style:family="table-column">
      <style:table-column-properties style:column-width="3.75cm"/>
    </style:style>
    <style:style style:name="Tabelle142.B" style:family="table-column">
      <style:table-column-properties style:column-width="12.307cm"/>
    </style:style>
    <style:style style:name="Tabelle142.1" style:family="table-row">
      <style:table-row-properties fo:keep-together="auto"/>
    </style:style>
    <style:style style:name="Tabelle14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3" style:family="table">
      <style:table-properties style:width="16.193cm" fo:margin-left="-0.191cm" table:align="left" style:writing-mode="lr-tb"/>
    </style:style>
    <style:style style:name="Tabelle143.A" style:family="table-column">
      <style:table-column-properties style:column-width="5.398cm"/>
    </style:style>
    <style:style style:name="Tabelle143.1" style:family="table-row">
      <style:table-row-properties fo:keep-together="auto"/>
    </style:style>
    <style:style style:name="Tabelle14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3.C1" style:family="table-cell">
      <style:table-cell-properties style:vertical-align="top" fo:padding="0.049cm" fo:border="0.05pt solid #000000" style:writing-mode="lr-tb"/>
    </style:style>
    <style:style style:name="Tabelle14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4" style:family="table">
      <style:table-properties style:width="16.057cm" fo:margin-left="-0.191cm" table:align="left" style:writing-mode="lr-tb"/>
    </style:style>
    <style:style style:name="Tabelle144.A" style:family="table-column">
      <style:table-column-properties style:column-width="3.75cm"/>
    </style:style>
    <style:style style:name="Tabelle144.B" style:family="table-column">
      <style:table-column-properties style:column-width="12.307cm"/>
    </style:style>
    <style:style style:name="Tabelle144.1" style:family="table-row">
      <style:table-row-properties fo:keep-together="auto"/>
    </style:style>
    <style:style style:name="Tabelle14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5" style:family="table">
      <style:table-properties style:width="16.193cm" fo:margin-left="-0.191cm" table:align="left" style:writing-mode="lr-tb"/>
    </style:style>
    <style:style style:name="Tabelle145.A" style:family="table-column">
      <style:table-column-properties style:column-width="5.398cm"/>
    </style:style>
    <style:style style:name="Tabelle145.1" style:family="table-row">
      <style:table-row-properties fo:keep-together="auto"/>
    </style:style>
    <style:style style:name="Tabelle14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5.C1" style:family="table-cell">
      <style:table-cell-properties style:vertical-align="top" fo:padding="0.049cm" fo:border="0.05pt solid #000000" style:writing-mode="lr-tb"/>
    </style:style>
    <style:style style:name="Tabelle14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6" style:family="table">
      <style:table-properties style:width="16.057cm" fo:margin-left="-0.191cm" table:align="left" style:writing-mode="lr-tb"/>
    </style:style>
    <style:style style:name="Tabelle146.A" style:family="table-column">
      <style:table-column-properties style:column-width="3.75cm"/>
    </style:style>
    <style:style style:name="Tabelle146.B" style:family="table-column">
      <style:table-column-properties style:column-width="12.307cm"/>
    </style:style>
    <style:style style:name="Tabelle146.1" style:family="table-row">
      <style:table-row-properties fo:keep-together="auto"/>
    </style:style>
    <style:style style:name="Tabelle14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7" style:family="table">
      <style:table-properties style:width="16.193cm" fo:margin-left="-0.191cm" table:align="left" style:writing-mode="lr-tb"/>
    </style:style>
    <style:style style:name="Tabelle147.A" style:family="table-column">
      <style:table-column-properties style:column-width="5.398cm"/>
    </style:style>
    <style:style style:name="Tabelle147.1" style:family="table-row">
      <style:table-row-properties fo:keep-together="auto"/>
    </style:style>
    <style:style style:name="Tabelle14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7.C1" style:family="table-cell">
      <style:table-cell-properties style:vertical-align="top" fo:padding="0.049cm" fo:border="0.05pt solid #000000" style:writing-mode="lr-tb"/>
    </style:style>
    <style:style style:name="Tabelle14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8" style:family="table">
      <style:table-properties style:width="16.057cm" fo:margin-left="-0.191cm" table:align="left" style:writing-mode="lr-tb"/>
    </style:style>
    <style:style style:name="Tabelle148.A" style:family="table-column">
      <style:table-column-properties style:column-width="3.75cm"/>
    </style:style>
    <style:style style:name="Tabelle148.B" style:family="table-column">
      <style:table-column-properties style:column-width="12.307cm"/>
    </style:style>
    <style:style style:name="Tabelle148.1" style:family="table-row">
      <style:table-row-properties fo:keep-together="auto"/>
    </style:style>
    <style:style style:name="Tabelle14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9" style:family="table">
      <style:table-properties style:width="16.193cm" fo:margin-left="-0.191cm" table:align="left" style:writing-mode="lr-tb"/>
    </style:style>
    <style:style style:name="Tabelle149.A" style:family="table-column">
      <style:table-column-properties style:column-width="5.398cm"/>
    </style:style>
    <style:style style:name="Tabelle149.1" style:family="table-row">
      <style:table-row-properties fo:keep-together="auto"/>
    </style:style>
    <style:style style:name="Tabelle14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9.C1" style:family="table-cell">
      <style:table-cell-properties style:vertical-align="top" fo:padding="0.049cm" fo:border="0.05pt solid #000000" style:writing-mode="lr-tb"/>
    </style:style>
    <style:style style:name="Tabelle14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0" style:family="table">
      <style:table-properties style:width="16.057cm" fo:margin-left="-0.191cm" table:align="left" style:writing-mode="lr-tb"/>
    </style:style>
    <style:style style:name="Tabelle150.A" style:family="table-column">
      <style:table-column-properties style:column-width="3.75cm"/>
    </style:style>
    <style:style style:name="Tabelle150.B" style:family="table-column">
      <style:table-column-properties style:column-width="12.307cm"/>
    </style:style>
    <style:style style:name="Tabelle150.1" style:family="table-row">
      <style:table-row-properties fo:keep-together="auto"/>
    </style:style>
    <style:style style:name="Tabelle15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1" style:family="table">
      <style:table-properties style:width="16.193cm" fo:margin-left="-0.191cm" table:align="left" style:writing-mode="lr-tb"/>
    </style:style>
    <style:style style:name="Tabelle151.A" style:family="table-column">
      <style:table-column-properties style:column-width="5.398cm"/>
    </style:style>
    <style:style style:name="Tabelle151.1" style:family="table-row">
      <style:table-row-properties fo:keep-together="auto"/>
    </style:style>
    <style:style style:name="Tabelle15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1.C1" style:family="table-cell">
      <style:table-cell-properties style:vertical-align="top" fo:padding="0.049cm" fo:border="0.05pt solid #000000" style:writing-mode="lr-tb"/>
    </style:style>
    <style:style style:name="Tabelle15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2" style:family="table">
      <style:table-properties style:width="16.057cm" fo:margin-left="-0.191cm" table:align="left" style:writing-mode="lr-tb"/>
    </style:style>
    <style:style style:name="Tabelle152.A" style:family="table-column">
      <style:table-column-properties style:column-width="3.75cm"/>
    </style:style>
    <style:style style:name="Tabelle152.B" style:family="table-column">
      <style:table-column-properties style:column-width="12.307cm"/>
    </style:style>
    <style:style style:name="Tabelle152.1" style:family="table-row">
      <style:table-row-properties fo:keep-together="auto"/>
    </style:style>
    <style:style style:name="Tabelle15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3" style:family="table">
      <style:table-properties style:width="16.193cm" fo:margin-left="-0.191cm" table:align="left" style:writing-mode="lr-tb"/>
    </style:style>
    <style:style style:name="Tabelle153.A" style:family="table-column">
      <style:table-column-properties style:column-width="5.398cm"/>
    </style:style>
    <style:style style:name="Tabelle153.1" style:family="table-row">
      <style:table-row-properties fo:keep-together="auto"/>
    </style:style>
    <style:style style:name="Tabelle15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3.C1" style:family="table-cell">
      <style:table-cell-properties style:vertical-align="top" fo:padding="0.049cm" fo:border="0.05pt solid #000000" style:writing-mode="lr-tb"/>
    </style:style>
    <style:style style:name="Tabelle15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4" style:family="table">
      <style:table-properties style:width="16.057cm" fo:margin-left="-0.191cm" table:align="left" style:writing-mode="lr-tb"/>
    </style:style>
    <style:style style:name="Tabelle154.A" style:family="table-column">
      <style:table-column-properties style:column-width="3.75cm"/>
    </style:style>
    <style:style style:name="Tabelle154.B" style:family="table-column">
      <style:table-column-properties style:column-width="12.307cm"/>
    </style:style>
    <style:style style:name="Tabelle154.1" style:family="table-row">
      <style:table-row-properties fo:keep-together="auto"/>
    </style:style>
    <style:style style:name="Tabelle15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5" style:family="table">
      <style:table-properties style:width="16.193cm" fo:margin-left="-0.191cm" table:align="left" style:writing-mode="lr-tb"/>
    </style:style>
    <style:style style:name="Tabelle155.A" style:family="table-column">
      <style:table-column-properties style:column-width="5.398cm"/>
    </style:style>
    <style:style style:name="Tabelle155.1" style:family="table-row">
      <style:table-row-properties fo:keep-together="auto"/>
    </style:style>
    <style:style style:name="Tabelle15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5.C1" style:family="table-cell">
      <style:table-cell-properties style:vertical-align="top" fo:padding="0.049cm" fo:border="0.05pt solid #000000" style:writing-mode="lr-tb"/>
    </style:style>
    <style:style style:name="Tabelle15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6" style:family="table">
      <style:table-properties style:width="16.057cm" fo:margin-left="-0.191cm" table:align="left" style:writing-mode="lr-tb"/>
    </style:style>
    <style:style style:name="Tabelle156.A" style:family="table-column">
      <style:table-column-properties style:column-width="3.75cm"/>
    </style:style>
    <style:style style:name="Tabelle156.B" style:family="table-column">
      <style:table-column-properties style:column-width="12.307cm"/>
    </style:style>
    <style:style style:name="Tabelle156.1" style:family="table-row">
      <style:table-row-properties fo:keep-together="auto"/>
    </style:style>
    <style:style style:name="Tabelle15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7" style:family="table">
      <style:table-properties style:width="16.193cm" fo:margin-left="-0.191cm" table:align="left" style:writing-mode="lr-tb"/>
    </style:style>
    <style:style style:name="Tabelle157.A" style:family="table-column">
      <style:table-column-properties style:column-width="5.398cm"/>
    </style:style>
    <style:style style:name="Tabelle157.1" style:family="table-row">
      <style:table-row-properties fo:keep-together="auto"/>
    </style:style>
    <style:style style:name="Tabelle15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7.C1" style:family="table-cell">
      <style:table-cell-properties style:vertical-align="top" fo:padding="0.049cm" fo:border="0.05pt solid #000000" style:writing-mode="lr-tb"/>
    </style:style>
    <style:style style:name="Tabelle15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8" style:family="table">
      <style:table-properties style:width="16.057cm" fo:margin-left="-0.191cm" table:align="left" style:writing-mode="lr-tb"/>
    </style:style>
    <style:style style:name="Tabelle158.A" style:family="table-column">
      <style:table-column-properties style:column-width="3.75cm"/>
    </style:style>
    <style:style style:name="Tabelle158.B" style:family="table-column">
      <style:table-column-properties style:column-width="12.307cm"/>
    </style:style>
    <style:style style:name="Tabelle158.1" style:family="table-row">
      <style:table-row-properties fo:keep-together="auto"/>
    </style:style>
    <style:style style:name="Tabelle15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9" style:family="table">
      <style:table-properties style:width="16.193cm" fo:margin-left="-0.191cm" table:align="left" style:writing-mode="lr-tb"/>
    </style:style>
    <style:style style:name="Tabelle159.A" style:family="table-column">
      <style:table-column-properties style:column-width="5.398cm"/>
    </style:style>
    <style:style style:name="Tabelle159.1" style:family="table-row">
      <style:table-row-properties fo:keep-together="auto"/>
    </style:style>
    <style:style style:name="Tabelle15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9.C1" style:family="table-cell">
      <style:table-cell-properties style:vertical-align="top" fo:padding="0.049cm" fo:border="0.05pt solid #000000" style:writing-mode="lr-tb"/>
    </style:style>
    <style:style style:name="Tabelle15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60" style:family="table">
      <style:table-properties style:width="16.057cm" fo:margin-left="-0.191cm" table:align="left" style:writing-mode="lr-tb"/>
    </style:style>
    <style:style style:name="Tabelle160.A" style:family="table-column">
      <style:table-column-properties style:column-width="3.75cm"/>
    </style:style>
    <style:style style:name="Tabelle160.B" style:family="table-column">
      <style:table-column-properties style:column-width="12.307cm"/>
    </style:style>
    <style:style style:name="Tabelle160.1" style:family="table-row">
      <style:table-row-properties fo:keep-together="auto"/>
    </style:style>
    <style:style style:name="Tabelle16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6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6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6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61" style:family="table">
      <style:table-properties style:width="16.193cm" fo:margin-left="-0.191cm" table:align="left" style:writing-mode="lr-tb"/>
    </style:style>
    <style:style style:name="Tabelle161.A" style:family="table-column">
      <style:table-column-properties style:column-width="5.398cm"/>
    </style:style>
    <style:style style:name="Tabelle161.1" style:family="table-row">
      <style:table-row-properties fo:keep-together="auto"/>
    </style:style>
    <style:style style:name="Tabelle16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61.C1" style:family="table-cell">
      <style:table-cell-properties style:vertical-align="top" fo:padding="0.049cm" fo:border="0.05pt solid #000000" style:writing-mode="lr-tb"/>
    </style:style>
    <style:style style:name="Tabelle16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6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62" style:family="table">
      <style:table-properties style:width="16.057cm" fo:margin-left="-0.191cm" table:align="left" style:writing-mode="lr-tb"/>
    </style:style>
    <style:style style:name="Tabelle162.A" style:family="table-column">
      <style:table-column-properties style:column-width="3.75cm"/>
    </style:style>
    <style:style style:name="Tabelle162.B" style:family="table-column">
      <style:table-column-properties style:column-width="12.307cm"/>
    </style:style>
    <style:style style:name="Tabelle162.1" style:family="table-row">
      <style:table-row-properties fo:keep-together="auto"/>
    </style:style>
    <style:style style:name="Tabelle16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6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6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6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63" style:family="table">
      <style:table-properties style:width="16.193cm" fo:margin-left="-0.191cm" table:align="left" style:writing-mode="lr-tb"/>
    </style:style>
    <style:style style:name="Tabelle163.A" style:family="table-column">
      <style:table-column-properties style:column-width="5.398cm"/>
    </style:style>
    <style:style style:name="Tabelle163.1" style:family="table-row">
      <style:table-row-properties fo:keep-together="auto"/>
    </style:style>
    <style:style style:name="Tabelle16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63.C1" style:family="table-cell">
      <style:table-cell-properties style:vertical-align="top" fo:padding="0.049cm" fo:border="0.05pt solid #000000" style:writing-mode="lr-tb"/>
    </style:style>
    <style:style style:name="Tabelle16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6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64" style:family="table">
      <style:table-properties style:width="16.057cm" fo:margin-left="-0.191cm" table:align="left" style:writing-mode="lr-tb"/>
    </style:style>
    <style:style style:name="Tabelle164.A" style:family="table-column">
      <style:table-column-properties style:column-width="3.75cm"/>
    </style:style>
    <style:style style:name="Tabelle164.B" style:family="table-column">
      <style:table-column-properties style:column-width="12.307cm"/>
    </style:style>
    <style:style style:name="Tabelle164.1" style:family="table-row">
      <style:table-row-properties fo:keep-together="auto"/>
    </style:style>
    <style:style style:name="Tabelle16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6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6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6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3" style:family="table">
      <style:table-properties style:width="16.193cm" fo:margin-left="-0.191cm" table:align="left" style:writing-mode="lr-tb"/>
    </style:style>
    <style:style style:name="Tabelle3.A" style:family="table-column">
      <style:table-column-properties style:column-width="5.39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3.C1" style:family="table-cell">
      <style:table-cell-properties style:vertical-align="top" fo:padding="0.049cm" fo:border="0.05pt solid #000000" style:writing-mode="lr-tb"/>
    </style:style>
    <style:style style:name="Tabelle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4" style:family="table">
      <style:table-properties style:width="16.057cm" fo:margin-left="-0.191cm" table:align="left" style:writing-mode="lr-tb"/>
    </style:style>
    <style:style style:name="Tabelle4.A" style:family="table-column">
      <style:table-column-properties style:column-width="3.75cm"/>
    </style:style>
    <style:style style:name="Tabelle4.B" style:family="table-column">
      <style:table-column-properties style:column-width="12.307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25" style:family="table">
      <style:table-properties style:width="16.193cm" fo:margin-left="-0.191cm" table:align="left" style:writing-mode="lr-tb"/>
    </style:style>
    <style:style style:name="Tabelle125.A" style:family="table-column">
      <style:table-column-properties style:column-width="5.398cm"/>
    </style:style>
    <style:style style:name="Tabelle125.1" style:family="table-row">
      <style:table-row-properties fo:keep-together="auto"/>
    </style:style>
    <style:style style:name="Tabelle12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25.C1" style:family="table-cell">
      <style:table-cell-properties style:vertical-align="top" fo:padding="0.049cm" fo:border="0.05pt solid #000000" style:writing-mode="lr-tb"/>
    </style:style>
    <style:style style:name="Tabelle12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2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26" style:family="table">
      <style:table-properties style:width="16.057cm" fo:margin-left="-0.191cm" table:align="left" style:writing-mode="lr-tb"/>
    </style:style>
    <style:style style:name="Tabelle126.A" style:family="table-column">
      <style:table-column-properties style:column-width="3.75cm"/>
    </style:style>
    <style:style style:name="Tabelle126.B" style:family="table-column">
      <style:table-column-properties style:column-width="12.307cm"/>
    </style:style>
    <style:style style:name="Tabelle126.1" style:family="table-row">
      <style:table-row-properties fo:keep-together="auto"/>
    </style:style>
    <style:style style:name="Tabelle12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2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2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2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font-size="24pt" officeooo:paragraph-rsid="0003fc6e" style:font-size-asian="24pt" style:font-size-complex="24pt"/>
    </style:style>
    <style:style style:name="P4" style:family="paragraph" style:parent-style-name="Standard">
      <style:text-properties fo:font-size="24pt" officeooo:paragraph-rsid="000b0de9" style:font-size-asian="24pt" style:font-size-complex="24pt"/>
    </style:style>
    <style:style style:name="P5" style:family="paragraph" style:parent-style-name="Standard">
      <style:text-properties fo:font-size="15pt" fo:font-weight="bold" officeooo:paragraph-rsid="0003fc6e" style:font-size-asian="15pt" style:font-weight-asian="bold"/>
    </style:style>
    <style:style style:name="P6" style:family="paragraph" style:parent-style-name="Standard">
      <style:text-properties fo:font-size="15pt" fo:font-weight="bold" officeooo:paragraph-rsid="000b0de9" style:font-size-asian="15pt" style:font-weight-asian="bold"/>
    </style:style>
    <style:style style:name="P7" style:family="paragraph" style:parent-style-name="Standard">
      <style:text-properties officeooo:rsid="000269e0" officeooo:paragraph-rsid="0003fc6e"/>
    </style:style>
    <style:style style:name="P8" style:family="paragraph" style:parent-style-name="Standard">
      <style:text-properties officeooo:paragraph-rsid="0003fc6e"/>
    </style:style>
    <style:style style:name="P9" style:family="paragraph" style:parent-style-name="Standard">
      <style:text-properties officeooo:paragraph-rsid="000b0de9"/>
    </style:style>
    <style:style style:name="P10" style:family="paragraph" style:parent-style-name="Standard">
      <style:paragraph-properties fo:break-before="page"/>
      <style:text-properties fo:font-size="15pt" fo:font-weight="bold" officeooo:paragraph-rsid="0003fc6e" style:font-size-asian="15pt" style:font-weight-asian="bold"/>
    </style:style>
    <style:style style:name="P11" style:family="paragraph" style:parent-style-name="Standard">
      <style:paragraph-properties fo:break-before="page"/>
      <style:text-properties fo:font-size="15pt" fo:font-weight="bold" officeooo:paragraph-rsid="000b0de9" style:font-size-asian="15pt" style:font-weight-asian="bold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paragraph-properties fo:margin-top="0cm" fo:margin-bottom="0.353cm" loext:contextual-spacing="false"/>
      <style:text-properties fo:font-weight="bold" officeooo:rsid="000269e0" officeooo:paragraph-rsid="0003fc6e" style:font-weight-asian="bold"/>
    </style:style>
    <style:style style:name="P14" style:family="paragraph" style:parent-style-name="Standard">
      <style:paragraph-properties fo:margin-top="0cm" fo:margin-bottom="0.353cm" loext:contextual-spacing="false"/>
      <style:text-properties fo:font-weight="bold" officeooo:rsid="000269e0" officeooo:paragraph-rsid="000b0de9" style:font-weight-asian="bold"/>
    </style:style>
    <style:style style:name="P15" style:family="paragraph" style:parent-style-name="Standard">
      <style:paragraph-properties fo:margin-top="0cm" fo:margin-bottom="0.353cm" loext:contextual-spacing="false"/>
      <style:text-properties fo:font-weight="bold" officeooo:paragraph-rsid="0003fc6e" style:font-weight-asian="bold"/>
    </style:style>
    <style:style style:name="P16" style:family="paragraph" style:parent-style-name="Standard">
      <style:paragraph-properties fo:margin-top="0cm" fo:margin-bottom="0.353cm" loext:contextual-spacing="false"/>
      <style:text-properties fo:font-weight="bold" officeooo:rsid="000521c5" officeooo:paragraph-rsid="000521c5" style:font-weight-asian="bold"/>
    </style:style>
    <style:style style:name="P17" style:family="paragraph" style:parent-style-name="Standard">
      <style:paragraph-properties fo:margin-top="0cm" fo:margin-bottom="0.353cm" loext:contextual-spacing="false"/>
      <style:text-properties fo:font-weight="bold" officeooo:rsid="000828f1" officeooo:paragraph-rsid="000828f1" style:font-weight-asian="bold"/>
    </style:style>
    <style:style style:name="P18" style:family="paragraph" style:parent-style-name="Standard">
      <style:paragraph-properties fo:margin-top="0cm" fo:margin-bottom="0.353cm" loext:contextual-spacing="false"/>
      <style:text-properties fo:font-weight="bold" officeooo:rsid="00097c9c" officeooo:paragraph-rsid="00097c9c" style:font-weight-asian="bold"/>
    </style:style>
    <style:style style:name="P19" style:family="paragraph" style:parent-style-name="Standard">
      <style:paragraph-properties fo:margin-top="0cm" fo:margin-bottom="0.353cm" loext:contextual-spacing="false"/>
      <style:text-properties fo:font-weight="bold" officeooo:paragraph-rsid="000b0de9" style:font-weight-asian="bold"/>
    </style:style>
    <style:style style:name="P20" style:family="paragraph" style:parent-style-name="Standard">
      <style:paragraph-properties fo:margin-top="0cm" fo:margin-bottom="0.353cm" loext:contextual-spacing="false" style:snap-to-layout-grid="false"/>
      <style:text-properties officeooo:paragraph-rsid="0003fc6e"/>
    </style:style>
    <style:style style:name="P21" style:family="paragraph" style:parent-style-name="Standard">
      <style:paragraph-properties fo:margin-top="0cm" fo:margin-bottom="0.353cm" loext:contextual-spacing="false" style:snap-to-layout-grid="false"/>
      <style:text-properties officeooo:paragraph-rsid="000b0de9"/>
    </style:style>
    <style:style style:name="P22" style:family="paragraph" style:parent-style-name="Standard">
      <style:paragraph-properties fo:margin-top="0cm" fo:margin-bottom="0.353cm" loext:contextual-spacing="false"/>
      <style:text-properties fo:font-style="italic" fo:font-weight="bold" officeooo:rsid="000269e0" officeooo:paragraph-rsid="0003fc6e" style:font-style-asian="italic" style:font-weight-asian="bold"/>
    </style:style>
    <style:style style:name="P23" style:family="paragraph" style:parent-style-name="Standard">
      <style:paragraph-properties fo:margin-top="0cm" fo:margin-bottom="0.353cm" loext:contextual-spacing="false"/>
      <style:text-properties fo:font-style="italic" fo:font-weight="bold" officeooo:rsid="000269e0" officeooo:paragraph-rsid="000b0de9" style:font-style-asian="italic" style:font-weight-asian="bold"/>
    </style:style>
    <style:style style:name="P24" style:family="paragraph" style:parent-style-name="Standard">
      <style:paragraph-properties fo:margin-top="0cm" fo:margin-bottom="0.353cm" loext:contextual-spacing="false"/>
      <style:text-properties officeooo:paragraph-rsid="0003fc6e"/>
    </style:style>
    <style:style style:name="P25" style:family="paragraph" style:parent-style-name="Standard">
      <style:paragraph-properties fo:margin-top="0cm" fo:margin-bottom="0.353cm" loext:contextual-spacing="false"/>
      <style:text-properties officeooo:paragraph-rsid="000b0de9"/>
    </style:style>
    <style:style style:name="P26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paragraph-rsid="0003fc6e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paragraph-rsid="000b0de9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rsid="000269e0" officeooo:paragraph-rsid="0003fc6e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rsid="0003fc6e" officeooo:paragraph-rsid="0003fc6e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rsid="0003fc6e" officeooo:paragraph-rsid="000b0de9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3fc6e" officeooo:paragraph-rsid="0003fc6e" style:font-weight-asian="bold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521c5" officeooo:paragraph-rsid="000521c5" style:font-weight-asian="bold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828f1" officeooo:paragraph-rsid="000828f1" style:font-weight-asian="bold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6c73" officeooo:paragraph-rsid="00096c73" style:font-weight-asian="bold" style:font-weight-complex="bold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7c9c" officeooo:paragraph-rsid="00097c9c" style:font-weight-asian="bold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3fc6e" officeooo:paragraph-rsid="0003fc6e" style:font-weight-asian="bold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521c5" officeooo:paragraph-rsid="000521c5" style:font-weight-asian="bold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69480" officeooo:paragraph-rsid="00069480" style:font-weight-asian="bold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828f1" officeooo:paragraph-rsid="000828f1" style:font-weight-asian="bold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6c73" officeooo:paragraph-rsid="00096c73" style:font-weight-asian="bold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7c9c" officeooo:paragraph-rsid="00097c9c" style:font-weight-asian="bold" fo:hyphenate="false" fo:hyphenation-remain-char-count="2" fo:hyphenation-push-char-count="2"/>
    </style:style>
    <style:style style:name="P42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b0de9" officeooo:paragraph-rsid="000b0de9" style:font-weight-asian="bold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paragraph-rsid="0003fc6e" style:font-weight-asian="bold" fo:hyphenate="false" fo:hyphenation-remain-char-count="2" fo:hyphenation-push-char-count="2"/>
    </style:style>
    <style:style style:name="P44" style:family="paragraph" style:parent-style-name="Standard">
      <style:paragraph-properties fo:margin-left="0.309cm" fo:margin-right="0cm" fo:margin-top="0cm" fo:margin-bottom="0.353cm" loext:contextual-spacing="false" fo:text-indent="-0.309cm" style:auto-text-indent="false"/>
      <style:text-properties fo:font-weight="normal" officeooo:rsid="0003fc6e" officeooo:paragraph-rsid="0003fc6e" style:font-weight-asian="normal" style:font-weight-complex="normal"/>
    </style:style>
    <style:style style:name="P45" style:family="paragraph" style:parent-style-name="Standard">
      <style:paragraph-properties fo:margin-left="0.309cm" fo:margin-right="0cm" fo:margin-top="0cm" fo:margin-bottom="0.353cm" loext:contextual-spacing="false" fo:text-indent="-0.309cm" style:auto-text-indent="false"/>
      <style:text-properties fo:font-weight="normal" officeooo:rsid="0003fc6e" officeooo:paragraph-rsid="000b0de9" style:font-weight-asian="normal" style:font-weight-complex="normal"/>
    </style:style>
    <style:style style:name="P46" style:family="paragraph" style:parent-style-name="Text_20_body">
      <style:text-properties officeooo:rsid="00096c73" officeooo:paragraph-rsid="00096c73"/>
    </style:style>
    <style:style style:name="P47" style:family="paragraph" style:parent-style-name="Normal_20__28_Web_29_">
      <style:text-properties style:font-name="Calibri" style:font-name-complex="Calibri"/>
    </style:style>
    <style:style style:name="P4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break-before="page"/>
      <style:text-properties style:text-line-through-style="solid" style:text-line-through-type="single" fo:font-size="1pt" fo:font-weight="bold" officeooo:paragraph-rsid="0003fc6e" style:font-size-asian="1pt" style:font-weight-asian="bold"/>
    </style:style>
    <style:style style:name="P51" style:family="paragraph" style:parent-style-name="Standard">
      <style:paragraph-properties fo:margin-top="0cm" fo:margin-bottom="0.353cm" loext:contextual-spacing="false"/>
      <style:text-properties style:text-line-through-style="solid" style:text-line-through-type="single" fo:font-size="1pt" fo:font-weight="bold" officeooo:paragraph-rsid="0003fc6e" style:font-size-asian="1pt" style:font-weight-asian="bold"/>
    </style:style>
    <style:style style:name="P52" style:family="paragraph" style:parent-style-name="Standard">
      <style:paragraph-properties fo:margin-top="0cm" fo:margin-bottom="0.353cm" loext:contextual-spacing="false"/>
      <style:text-properties style:text-line-through-style="solid" style:text-line-through-type="single" fo:font-size="1pt" fo:font-weight="bold" officeooo:rsid="000269e0" officeooo:paragraph-rsid="0003fc6e" style:font-size-asian="1pt" style:font-weight-asian="bold"/>
    </style:style>
    <style:style style:name="P53" style:family="paragraph" style:parent-style-name="Standard">
      <style:paragraph-properties fo:margin-top="0cm" fo:margin-bottom="0.353cm" loext:contextual-spacing="false"/>
      <style:text-properties style:text-line-through-style="solid" style:text-line-through-type="single" fo:font-size="1pt" officeooo:paragraph-rsid="0003fc6e" style:font-size-asian="1pt"/>
    </style:style>
    <style:style style:name="P54" style:family="paragraph" style:parent-style-name="Standard">
      <style:paragraph-properties fo:margin-top="0cm" fo:margin-bottom="0.353cm" loext:contextual-spacing="false" style:snap-to-layout-grid="false"/>
      <style:text-properties style:text-line-through-style="solid" style:text-line-through-type="single" fo:font-size="1pt" officeooo:paragraph-rsid="0003fc6e" style:font-size-asian="1pt"/>
    </style:style>
    <style:style style:name="P55" style:family="paragraph" style:parent-style-name="Standard">
      <style:paragraph-properties fo:margin-top="0cm" fo:margin-bottom="0.353cm" loext:contextual-spacing="false"/>
      <style:text-properties style:text-line-through-style="solid" style:text-line-through-type="single" fo:font-size="1pt" fo:font-style="italic" fo:font-weight="bold" officeooo:rsid="000269e0" officeooo:paragraph-rsid="0003fc6e" style:font-size-asian="1pt" style:font-style-asian="italic" style:font-weight-asian="bold"/>
    </style:style>
    <style:style style:name="P56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style:text-line-through-style="solid" style:text-line-through-type="single" fo:font-size="1pt" officeooo:rsid="0003fc6e" officeooo:paragraph-rsid="0003fc6e" style:font-size-asian="1pt" fo:hyphenate="false" fo:hyphenation-remain-char-count="2" fo:hyphenation-push-char-count="2"/>
    </style:style>
    <style:style style:name="P57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style:text-line-through-style="solid" style:text-line-through-type="single" fo:font-size="1pt" officeooo:paragraph-rsid="0003fc6e" style:font-size-asian="1pt" fo:hyphenate="false" fo:hyphenation-remain-char-count="2" fo:hyphenation-push-char-count="2"/>
    </style:style>
    <style:style style:name="P58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style:text-line-through-style="solid" style:text-line-through-type="single" fo:font-size="1pt" fo:font-weight="bold" officeooo:rsid="000b0de9" officeooo:paragraph-rsid="000b0de9" style:font-size-asian="1pt" style:font-weight-asian="bold" fo:hyphenate="false" fo:hyphenation-remain-char-count="2" fo:hyphenation-push-char-count="2"/>
    </style:style>
    <style:style style:name="P59" style:family="paragraph" style:parent-style-name="Standard">
      <style:paragraph-properties fo:margin-left="0.309cm" fo:margin-right="0cm" fo:margin-top="0cm" fo:margin-bottom="0.353cm" loext:contextual-spacing="false" fo:text-indent="-0.309cm" style:auto-text-indent="false"/>
      <style:text-properties style:text-line-through-style="solid" style:text-line-through-type="single" fo:font-size="1pt" fo:font-weight="normal" officeooo:rsid="0003fc6e" officeooo:paragraph-rsid="0003fc6e" style:font-size-asian="1pt" style:font-weight-asian="normal" style:font-weight-complex="normal"/>
    </style:style>
    <style:style style:name="P60" style:family="paragraph" style:parent-style-name="Standard">
      <style:text-properties style:text-line-through-style="solid" style:text-line-through-type="single" fo:font-size="1pt" officeooo:paragraph-rsid="0003fc6e" style:font-size-asian="1pt"/>
    </style:style>
    <style:style style:name="P61" style:family="paragraph" style:parent-style-name="Standard">
      <style:text-properties style:text-line-through-style="solid" style:text-line-through-type="single" fo:font-size="1pt" fo:font-weight="bold" officeooo:paragraph-rsid="0003fc6e" style:font-size-asian="1pt" style:font-weight-asian="bold"/>
    </style:style>
    <style:style style:name="P62" style:family="paragraph" style:parent-style-name="Standard">
      <style:text-properties fo:font-size="24pt" officeooo:rsid="000ca403" officeooo:paragraph-rsid="000ca403" style:font-size-asian="24pt" style:font-size-complex="24pt"/>
    </style:style>
    <style:style style:name="P63" style:family="paragraph" style:parent-style-name="Standard">
      <style:text-properties fo:font-size="24pt" officeooo:rsid="000e6730" officeooo:paragraph-rsid="000e6730" style:font-size-asian="24pt" style:font-size-complex="24pt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Normal_20__28_Web_29_" style:list-style-name="L1">
      <style:text-properties style:font-name="Calibri" officeooo:rsid="000269e0" officeooo:paragraph-rsid="000269e0" style:font-name-complex="Calibri"/>
    </style:style>
    <style:style style:name="P67" style:family="paragraph" style:parent-style-name="Title" style:master-page-name="Standard">
      <style:paragraph-properties style:page-number="auto"/>
      <style:text-properties style:font-name="Calibri" officeooo:rsid="00010f63" style:font-name-complex="Calibri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010f63" style:font-name-complex="Calibri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b0de9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0269e0" style:font-style-asian="italic"/>
    </style:style>
    <style:style style:name="T7" style:family="text">
      <style:text-properties fo:font-style="italic" style:font-name-asian="Calibri" style:font-style-asian="italic" style:font-name-complex="Calibri"/>
    </style:style>
    <style:style style:name="T8" style:family="text">
      <style:text-properties fo:font-style="italic" officeooo:rsid="000269e0" style:font-name-asian="Calibri" style:font-style-asian="italic" style:font-name-complex="Calibri"/>
    </style:style>
    <style:style style:name="T9" style:family="text">
      <style:text-properties officeooo:rsid="000269e0"/>
    </style:style>
    <style:style style:name="T10" style:family="text">
      <style:text-properties officeooo:rsid="0003fc6e"/>
    </style:style>
    <style:style style:name="T11" style:family="text">
      <style:text-properties officeooo:rsid="00069480"/>
    </style:style>
    <style:style style:name="T12" style:family="text">
      <style:text-properties officeooo:rsid="000828f1"/>
    </style:style>
    <style:style style:name="T13" style:family="text">
      <style:text-properties officeooo:rsid="00096c73"/>
    </style:style>
    <style:style style:name="T14" style:family="text">
      <style:text-properties officeooo:rsid="00097c9c"/>
    </style:style>
    <style:style style:name="T15" style:family="text">
      <style:text-properties officeooo:rsid="000b0de9"/>
    </style:style>
    <style:style style:name="T16" style:family="text">
      <style:text-properties officeooo:rsid="000d1cb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x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67">haVox Times</text:p>
      <text:p text:style-name="P46"><text:span text:style-name="T2">D</text:span><text:span text:style-name="T1">okument-Version: 0.1-beta</text:span></text:p>
      <text:p text:style-name="P47"/>
      <text:h text:style-name="Heading_20_1" text:outline-level="1"><text:bookmark-start text:name="__RefHeading___Toc113_3832132263"/>Versio<text:span text:style-name="T13">ning</text:span><text:bookmark-end text:name="__RefHeading___Toc113_3832132263"/></text:h>
      <text:list xml:id="list120148929" text:style-name="L1">
        <text:list-item>
          <text:p text:style-name="P66">Preparations</text:p>
          <text:list>
            <text:list-item>
              <text:p text:style-name="P66">Basic model (BM)</text:p>
            </text:list-item>
          </text:list>
        </text:list-item>
        <text:list-item>
          <text:p text:style-name="P66">Basic functionality</text:p>
        </text:list-item>
      </text:list>
      <text:p text:style-name="P2"/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Contents</text:p>
          </text:index-title>
          <text:p text:style-name="P49"><text:a xlink:type="simple" xlink:href="#__RefHeading___Toc113_3832132263" text:style-name="Index_20_Link" text:visited-style-name="Index_20_Link">Versioning<text:tab/>1</text:a></text:p>
          <text:p text:style-name="P49"><text:a xlink:type="simple" xlink:href="#__RefHeading___Toc119_3832132263" text:style-name="Index_20_Link" text:visited-style-name="Index_20_Link">User Stories<text:tab/>3</text:a></text:p>
          <text:p text:style-name="P48"><text:a xlink:type="simple" xlink:href="#__RefHeading___Toc115_3832132263" text:style-name="Index_20_Link" text:visited-style-name="Index_20_Link">Preparations<text:tab/>3</text:a></text:p>
          <text:p text:style-name="P48"><text:a xlink:type="simple" xlink:href="#__RefHeading___Toc127_3832132263" text:style-name="Index_20_Link" text:visited-style-name="Index_20_Link">Basic functionality<text:tab/>23</text:a></text:p>
          <text:p text:style-name="P48"><text:a xlink:type="simple" xlink:href="#__RefHeading___Toc129_3832132263" text:style-name="Index_20_Link" text:visited-style-name="Index_20_Link">Copy Template<text:tab/>24</text:a></text:p>
        </text:index-body>
      </text:table-of-content>
      <text:p text:style-name="P3"/>
      <text:h text:style-name="P65" text:outline-level="1"><text:bookmark-start text:name="__RefHeading___Toc119_3832132263"/>User Stories<text:bookmark-end text:name="__RefHeading___Toc119_3832132263"/></text:h>
      <text:h text:style-name="Heading_20_2" text:outline-level="2"><text:bookmark-start text:name="__RefHeading___Toc115_3832132263"/>Preparations<text:bookmark-end text:name="__RefHeading___Toc115_3832132263"/></text:h>
      <text:p text:style-name="P5"><text:span text:style-name="T9">Front side of</text:span> Story-Card <text:s text:c="3"/></text:p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15">Story</text:p>
          </table:table-cell>
          <table:table-cell table:style-name="Tabelle1.A1" office:value-type="string">
            <text:p text:style-name="P29">BM001</text:p>
          </table:table-cell>
          <table:table-cell table:style-name="Tabelle1.C1" office:value-type="string">
            <text:p text:style-name="P15">Priorit<text:span text:style-name="T9">y</text:span></text:p>
          </table:table-cell>
        </table:table-row>
        <table:table-row table:style-name="Tabelle1.1">
          <table:table-cell table:style-name="Tabelle1.A2" office:value-type="string">
            <text:p text:style-name="P15">Tit<text:span text:style-name="T10">le</text:span></text:p>
          </table:table-cell>
          <table:table-cell table:style-name="Tabelle1.A2" office:value-type="string">
            <text:p text:style-name="P36">User</text:p>
          </table:table-cell>
          <table:table-cell table:style-name="Tabelle1.C2" office:value-type="string">
            <text:p text:style-name="P15">x</text:p>
          </table:table-cell>
        </table:table-row>
        <table:table-row table:style-name="Tabelle1.1">
          <table:table-cell table:style-name="Tabelle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.A2" office:value-type="string">
            <text:p text:style-name="P29">-</text:p>
          </table:table-cell>
          <table:table-cell table:style-name="Tabelle1.C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.A2" office:value-type="string">
            <text:p text:style-name="P44">-</text:p>
          </table:table-cell>
          <table:table-cell table:style-name="Tabelle1.C2" office:value-type="string">
            <text:p text:style-name="P15">Storypoints</text:p>
          </table:table-cell>
        </table:table-row>
        <table:table-row table:style-name="Tabelle1.1">
          <table:table-cell table:style-name="Tabelle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.A2" office:value-type="string">
            <text:p text:style-name="P44">-</text:p>
          </table:table-cell>
          <table:table-cell table:style-name="Tabelle1.C2" office:value-type="string">
            <text:p text:style-name="P26">x/x</text:p>
          </table:table-cell>
        </table:table-row>
        <table:table-row table:style-name="Tabelle1.1">
          <table:table-cell table:style-name="Tabelle1.A2" office:value-type="string">
            <text:p text:style-name="P22">Comments</text:p>
          </table:table-cell>
          <table:table-cell table:style-name="Tabelle1.C2" table:number-columns-spanned="2" office:value-type="string">
            <text:p text:style-name="P20"/>
          </table:table-cell>
          <table:covered-table-cell/>
        </table:table-row>
        <table:table-row table:style-name="Tabelle1.1">
          <table:table-cell table:style-name="Tabelle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3">Acceptance criteria</text:p>
          </table:table-cell>
          <table:table-cell table:style-name="Tabelle2.B1" office:value-type="string">
            <text:p text:style-name="P26">&lt;User Story <text:span text:style-name="T9">accepted if</text:span>…&gt;</text:p>
          </table:table-cell>
        </table:table-row>
        <table:table-row table:style-name="Tabelle2.1">
          <table:table-cell table:style-name="Tabelle2.A2" office:value-type="string">
            <text:p text:style-name="P15">01</text:p>
          </table:table-cell>
          <table:table-cell table:style-name="Tabelle2.B2" office:value-type="string">
            <text:p text:style-name="P36">A user has credentials to log in.</text:p>
          </table:table-cell>
        </table:table-row>
        <table:table-row table:style-name="Tabelle2.1">
          <table:table-cell table:style-name="Tabelle2.A2" office:value-type="string">
            <text:p text:style-name="P15">02</text:p>
          </table:table-cell>
          <table:table-cell table:style-name="Tabelle2.B2" office:value-type="string">
            <text:p text:style-name="P36">The credential password is hashed and salted.</text:p>
          </table:table-cell>
        </table:table-row>
        <table:table-row table:style-name="Tabelle2.1">
          <table:table-cell table:style-name="Tabelle2.A2" office:value-type="string">
            <text:p text:style-name="P15">03</text:p>
          </table:table-cell>
          <table:table-cell table:style-name="Tabelle2.B2" office:value-type="string">
            <text:p text:style-name="P31">The user can store an email address.</text:p>
          </table:table-cell>
        </table:table-row>
        <table:table-row table:style-name="Tabelle2.1">
          <table:table-cell table:style-name="Tabelle2.A2" office:value-type="string">
            <text:p text:style-name="P16">04</text:p>
          </table:table-cell>
          <table:table-cell table:style-name="Tabelle2.B2" office:value-type="string">
            <text:p text:style-name="P32">The user maps to a worker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27" table:style-name="Tabelle127">
        <table:table-column table:style-name="Tabelle127.A" table:number-columns-repeated="3"/>
        <table:table-row table:style-name="Tabelle127.1">
          <table:table-cell table:style-name="Tabelle127.A1" office:value-type="string">
            <text:p text:style-name="P15">Story</text:p>
          </table:table-cell>
          <table:table-cell table:style-name="Tabelle127.A1" office:value-type="string">
            <text:p text:style-name="P29">BM002</text:p>
          </table:table-cell>
          <table:table-cell table:style-name="Tabelle127.C1" office:value-type="string">
            <text:p text:style-name="P15">Priorit<text:span text:style-name="T9">y</text:span></text:p>
          </table:table-cell>
        </table:table-row>
        <table:table-row table:style-name="Tabelle127.1">
          <table:table-cell table:style-name="Tabelle127.A2" office:value-type="string">
            <text:p text:style-name="P15">Tit<text:span text:style-name="T10">le</text:span></text:p>
          </table:table-cell>
          <table:table-cell table:style-name="Tabelle127.A2" office:value-type="string">
            <text:p text:style-name="P37">Worker</text:p>
          </table:table-cell>
          <table:table-cell table:style-name="Tabelle127.C2" office:value-type="string">
            <text:p text:style-name="P15">x</text:p>
          </table:table-cell>
        </table:table-row>
        <table:table-row table:style-name="Tabelle127.1">
          <table:table-cell table:style-name="Tabelle12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27.A2" office:value-type="string">
            <text:p text:style-name="P29">-</text:p>
          </table:table-cell>
          <table:table-cell table:style-name="Tabelle127.C2" office:value-type="string">
            <text:p text:style-name="P20"/>
          </table:table-cell>
        </table:table-row>
        <table:table-row table:style-name="Tabelle127.1">
          <table:table-cell table:style-name="Tabelle12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27.A2" office:value-type="string">
            <text:p text:style-name="P44">-</text:p>
          </table:table-cell>
          <table:table-cell table:style-name="Tabelle127.C2" office:value-type="string">
            <text:p text:style-name="P15">Storypoints</text:p>
          </table:table-cell>
        </table:table-row>
        <table:table-row table:style-name="Tabelle127.1">
          <table:table-cell table:style-name="Tabelle12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27.A2" office:value-type="string">
            <text:p text:style-name="P44">-</text:p>
          </table:table-cell>
          <table:table-cell table:style-name="Tabelle127.C2" office:value-type="string">
            <text:p text:style-name="P26">x/x</text:p>
          </table:table-cell>
        </table:table-row>
        <table:table-row table:style-name="Tabelle127.1">
          <table:table-cell table:style-name="Tabelle127.A2" office:value-type="string">
            <text:p text:style-name="P22">Comments</text:p>
          </table:table-cell>
          <table:table-cell table:style-name="Tabelle127.C2" table:number-columns-spanned="2" office:value-type="string">
            <text:p text:style-name="P20"/>
          </table:table-cell>
          <table:covered-table-cell/>
        </table:table-row>
        <table:table-row table:style-name="Tabelle127.1">
          <table:table-cell table:style-name="Tabelle12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28" table:style-name="Tabelle128">
        <table:table-column table:style-name="Tabelle128.A"/>
        <table:table-column table:style-name="Tabelle128.B"/>
        <table:table-row table:style-name="Tabelle128.1">
          <table:table-cell table:style-name="Tabelle128.A1" office:value-type="string">
            <text:p text:style-name="P13">Acceptance criteria</text:p>
          </table:table-cell>
          <table:table-cell table:style-name="Tabelle128.B1" office:value-type="string">
            <text:p text:style-name="P26">&lt;User Story <text:span text:style-name="T9">accepted if</text:span>…&gt;</text:p>
          </table:table-cell>
        </table:table-row>
        <table:table-row table:style-name="Tabelle128.1">
          <table:table-cell table:style-name="Tabelle128.A2" office:value-type="string">
            <text:p text:style-name="P15">01</text:p>
          </table:table-cell>
          <table:table-cell table:style-name="Tabelle128.B2" office:value-type="string">
            <text:p text:style-name="P37">The worker has got a first and a last name and maybe middle initials.</text:p>
          </table:table-cell>
        </table:table-row>
        <table:table-row table:style-name="Tabelle128.1">
          <table:table-cell table:style-name="Tabelle128.A2" office:value-type="string">
            <text:p text:style-name="P15">02</text:p>
          </table:table-cell>
          <table:table-cell table:style-name="Tabelle128.B2" office:value-type="string">
            <text:p text:style-name="P37">A worker has got an address.</text:p>
          </table:table-cell>
        </table:table-row>
        <table:table-row table:style-name="Tabelle128.1">
          <table:table-cell table:style-name="Tabelle128.A2" office:value-type="string">
            <text:p text:style-name="P15">03</text:p>
          </table:table-cell>
          <table:table-cell table:style-name="Tabelle128.B2" office:value-type="string">
            <text:p text:style-name="P32">A worker has got a birth date.</text:p>
          </table:table-cell>
        </table:table-row>
        <table:table-row table:style-name="Tabelle128.1">
          <table:table-cell table:style-name="Tabelle128.A2" office:value-type="string">
            <text:p text:style-name="P16">04</text:p>
          </table:table-cell>
          <table:table-cell table:style-name="Tabelle128.B2" office:value-type="string">
            <text:p text:style-name="P32">A worker has a set of contact option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29" table:style-name="Tabelle129">
        <table:table-column table:style-name="Tabelle129.A" table:number-columns-repeated="3"/>
        <table:table-row table:style-name="Tabelle129.1">
          <table:table-cell table:style-name="Tabelle129.A1" office:value-type="string">
            <text:p text:style-name="P15">Story</text:p>
          </table:table-cell>
          <table:table-cell table:style-name="Tabelle129.A1" office:value-type="string">
            <text:p text:style-name="P29">BM00<text:span text:style-name="T11">3</text:span></text:p>
          </table:table-cell>
          <table:table-cell table:style-name="Tabelle129.C1" office:value-type="string">
            <text:p text:style-name="P15">Priorit<text:span text:style-name="T9">y</text:span></text:p>
          </table:table-cell>
        </table:table-row>
        <table:table-row table:style-name="Tabelle129.1">
          <table:table-cell table:style-name="Tabelle129.A2" office:value-type="string">
            <text:p text:style-name="P15">Tit<text:span text:style-name="T10">le</text:span></text:p>
          </table:table-cell>
          <table:table-cell table:style-name="Tabelle129.A2" office:value-type="string">
            <text:p text:style-name="P38">Address</text:p>
          </table:table-cell>
          <table:table-cell table:style-name="Tabelle129.C2" office:value-type="string">
            <text:p text:style-name="P15">x</text:p>
          </table:table-cell>
        </table:table-row>
        <table:table-row table:style-name="Tabelle129.1">
          <table:table-cell table:style-name="Tabelle12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29.A2" office:value-type="string">
            <text:p text:style-name="P29">-</text:p>
          </table:table-cell>
          <table:table-cell table:style-name="Tabelle129.C2" office:value-type="string">
            <text:p text:style-name="P20"/>
          </table:table-cell>
        </table:table-row>
        <table:table-row table:style-name="Tabelle129.1">
          <table:table-cell table:style-name="Tabelle12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29.A2" office:value-type="string">
            <text:p text:style-name="P44">-</text:p>
          </table:table-cell>
          <table:table-cell table:style-name="Tabelle129.C2" office:value-type="string">
            <text:p text:style-name="P15">Storypoints</text:p>
          </table:table-cell>
        </table:table-row>
        <table:table-row table:style-name="Tabelle129.1">
          <table:table-cell table:style-name="Tabelle12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29.A2" office:value-type="string">
            <text:p text:style-name="P44">-</text:p>
          </table:table-cell>
          <table:table-cell table:style-name="Tabelle129.C2" office:value-type="string">
            <text:p text:style-name="P26">x/x</text:p>
          </table:table-cell>
        </table:table-row>
        <table:table-row table:style-name="Tabelle129.1">
          <table:table-cell table:style-name="Tabelle129.A2" office:value-type="string">
            <text:p text:style-name="P22">Comments</text:p>
          </table:table-cell>
          <table:table-cell table:style-name="Tabelle129.C2" table:number-columns-spanned="2" office:value-type="string">
            <text:p text:style-name="P20"/>
          </table:table-cell>
          <table:covered-table-cell/>
        </table:table-row>
        <table:table-row table:style-name="Tabelle129.1">
          <table:table-cell table:style-name="Tabelle12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0" table:style-name="Tabelle130">
        <table:table-column table:style-name="Tabelle130.A"/>
        <table:table-column table:style-name="Tabelle130.B"/>
        <table:table-row table:style-name="Tabelle130.1">
          <table:table-cell table:style-name="Tabelle130.A1" office:value-type="string">
            <text:p text:style-name="P13">Acceptance criteria</text:p>
          </table:table-cell>
          <table:table-cell table:style-name="Tabelle130.B1" office:value-type="string">
            <text:p text:style-name="P26">&lt;User Story <text:span text:style-name="T9">accepted if</text:span>…&gt;</text:p>
          </table:table-cell>
        </table:table-row>
        <table:table-row table:style-name="Tabelle130.1">
          <table:table-cell table:style-name="Tabelle130.A2" office:value-type="string">
            <text:p text:style-name="P15">01</text:p>
          </table:table-cell>
          <table:table-cell table:style-name="Tabelle130.B2" office:value-type="string">
            <text:p text:style-name="P38">A address consists of street, house number and city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1" table:style-name="Tabelle131">
        <table:table-column table:style-name="Tabelle131.A" table:number-columns-repeated="3"/>
        <table:table-row table:style-name="Tabelle131.1">
          <table:table-cell table:style-name="Tabelle131.A1" office:value-type="string">
            <text:p text:style-name="P15">Story</text:p>
          </table:table-cell>
          <table:table-cell table:style-name="Tabelle131.A1" office:value-type="string">
            <text:p text:style-name="P29">BM00<text:span text:style-name="T11">4</text:span></text:p>
          </table:table-cell>
          <table:table-cell table:style-name="Tabelle131.C1" office:value-type="string">
            <text:p text:style-name="P15">Priorit<text:span text:style-name="T9">y</text:span></text:p>
          </table:table-cell>
        </table:table-row>
        <table:table-row table:style-name="Tabelle131.1">
          <table:table-cell table:style-name="Tabelle131.A2" office:value-type="string">
            <text:p text:style-name="P15">Tit<text:span text:style-name="T10">le</text:span></text:p>
          </table:table-cell>
          <table:table-cell table:style-name="Tabelle131.A2" office:value-type="string">
            <text:p text:style-name="P38">City</text:p>
          </table:table-cell>
          <table:table-cell table:style-name="Tabelle131.C2" office:value-type="string">
            <text:p text:style-name="P15">x</text:p>
          </table:table-cell>
        </table:table-row>
        <table:table-row table:style-name="Tabelle131.1">
          <table:table-cell table:style-name="Tabelle13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1.A2" office:value-type="string">
            <text:p text:style-name="P29">-</text:p>
          </table:table-cell>
          <table:table-cell table:style-name="Tabelle131.C2" office:value-type="string">
            <text:p text:style-name="P20"/>
          </table:table-cell>
        </table:table-row>
        <table:table-row table:style-name="Tabelle131.1">
          <table:table-cell table:style-name="Tabelle13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1.A2" office:value-type="string">
            <text:p text:style-name="P44">-</text:p>
          </table:table-cell>
          <table:table-cell table:style-name="Tabelle131.C2" office:value-type="string">
            <text:p text:style-name="P15">Storypoints</text:p>
          </table:table-cell>
        </table:table-row>
        <table:table-row table:style-name="Tabelle131.1">
          <table:table-cell table:style-name="Tabelle13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1.A2" office:value-type="string">
            <text:p text:style-name="P44">-</text:p>
          </table:table-cell>
          <table:table-cell table:style-name="Tabelle131.C2" office:value-type="string">
            <text:p text:style-name="P26">x/x</text:p>
          </table:table-cell>
        </table:table-row>
        <table:table-row table:style-name="Tabelle131.1">
          <table:table-cell table:style-name="Tabelle131.A2" office:value-type="string">
            <text:p text:style-name="P22">Comments</text:p>
          </table:table-cell>
          <table:table-cell table:style-name="Tabelle131.C2" table:number-columns-spanned="2" office:value-type="string">
            <text:p text:style-name="P20"/>
          </table:table-cell>
          <table:covered-table-cell/>
        </table:table-row>
        <table:table-row table:style-name="Tabelle131.1">
          <table:table-cell table:style-name="Tabelle13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2" table:style-name="Tabelle132">
        <table:table-column table:style-name="Tabelle132.A"/>
        <table:table-column table:style-name="Tabelle132.B"/>
        <table:table-row table:style-name="Tabelle132.1">
          <table:table-cell table:style-name="Tabelle132.A1" office:value-type="string">
            <text:p text:style-name="P13">Acceptance criteria</text:p>
          </table:table-cell>
          <table:table-cell table:style-name="Tabelle132.B1" office:value-type="string">
            <text:p text:style-name="P26">&lt;User Story <text:span text:style-name="T9">accepted if</text:span>…&gt;</text:p>
          </table:table-cell>
        </table:table-row>
        <table:table-row table:style-name="Tabelle132.1">
          <table:table-cell table:style-name="Tabelle132.A2" office:value-type="string">
            <text:p text:style-name="P15">01</text:p>
          </table:table-cell>
          <table:table-cell table:style-name="Tabelle132.B2" office:value-type="string">
            <text:p text:style-name="P38">It has a name and a zip code.</text:p>
          </table:table-cell>
        </table:table-row>
        <table:table-row table:style-name="Tabelle132.1">
          <table:table-cell table:style-name="Tabelle132.A2" office:value-type="string">
            <text:p text:style-name="P15">02</text:p>
          </table:table-cell>
          <table:table-cell table:style-name="Tabelle132.B2" office:value-type="string">
            <text:p text:style-name="P38">It belongs to a country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3" table:style-name="Tabelle133">
        <table:table-column table:style-name="Tabelle133.A" table:number-columns-repeated="3"/>
        <table:table-row table:style-name="Tabelle133.1">
          <table:table-cell table:style-name="Tabelle133.A1" office:value-type="string">
            <text:p text:style-name="P15">Story</text:p>
          </table:table-cell>
          <table:table-cell table:style-name="Tabelle133.A1" office:value-type="string">
            <text:p text:style-name="P29">BM00<text:span text:style-name="T11">5</text:span></text:p>
          </table:table-cell>
          <table:table-cell table:style-name="Tabelle133.C1" office:value-type="string">
            <text:p text:style-name="P15">Priorit<text:span text:style-name="T9">y</text:span></text:p>
          </table:table-cell>
        </table:table-row>
        <table:table-row table:style-name="Tabelle133.1">
          <table:table-cell table:style-name="Tabelle133.A2" office:value-type="string">
            <text:p text:style-name="P15">Tit<text:span text:style-name="T10">le</text:span></text:p>
          </table:table-cell>
          <table:table-cell table:style-name="Tabelle133.A2" office:value-type="string">
            <text:p text:style-name="P38">Country</text:p>
          </table:table-cell>
          <table:table-cell table:style-name="Tabelle133.C2" office:value-type="string">
            <text:p text:style-name="P15">x</text:p>
          </table:table-cell>
        </table:table-row>
        <table:table-row table:style-name="Tabelle133.1">
          <table:table-cell table:style-name="Tabelle13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3.A2" office:value-type="string">
            <text:p text:style-name="P29">-</text:p>
          </table:table-cell>
          <table:table-cell table:style-name="Tabelle133.C2" office:value-type="string">
            <text:p text:style-name="P20"/>
          </table:table-cell>
        </table:table-row>
        <table:table-row table:style-name="Tabelle133.1">
          <table:table-cell table:style-name="Tabelle13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3.A2" office:value-type="string">
            <text:p text:style-name="P44">-</text:p>
          </table:table-cell>
          <table:table-cell table:style-name="Tabelle133.C2" office:value-type="string">
            <text:p text:style-name="P15">Storypoints</text:p>
          </table:table-cell>
        </table:table-row>
        <table:table-row table:style-name="Tabelle133.1">
          <table:table-cell table:style-name="Tabelle13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3.A2" office:value-type="string">
            <text:p text:style-name="P44">-</text:p>
          </table:table-cell>
          <table:table-cell table:style-name="Tabelle133.C2" office:value-type="string">
            <text:p text:style-name="P26">x/x</text:p>
          </table:table-cell>
        </table:table-row>
        <table:table-row table:style-name="Tabelle133.1">
          <table:table-cell table:style-name="Tabelle133.A2" office:value-type="string">
            <text:p text:style-name="P22">Comments</text:p>
          </table:table-cell>
          <table:table-cell table:style-name="Tabelle133.C2" table:number-columns-spanned="2" office:value-type="string">
            <text:p text:style-name="P20"/>
          </table:table-cell>
          <table:covered-table-cell/>
        </table:table-row>
        <table:table-row table:style-name="Tabelle133.1">
          <table:table-cell table:style-name="Tabelle133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4" table:style-name="Tabelle134">
        <table:table-column table:style-name="Tabelle134.A"/>
        <table:table-column table:style-name="Tabelle134.B"/>
        <table:table-row table:style-name="Tabelle134.1">
          <table:table-cell table:style-name="Tabelle134.A1" office:value-type="string">
            <text:p text:style-name="P13">Acceptance criteria</text:p>
          </table:table-cell>
          <table:table-cell table:style-name="Tabelle134.B1" office:value-type="string">
            <text:p text:style-name="P26">&lt;User Story <text:span text:style-name="T9">accepted if</text:span>…&gt;</text:p>
          </table:table-cell>
        </table:table-row>
        <table:table-row table:style-name="Tabelle134.1">
          <table:table-cell table:style-name="Tabelle134.A2" office:value-type="string">
            <text:p text:style-name="P15">01</text:p>
          </table:table-cell>
          <table:table-cell table:style-name="Tabelle134.B2" office:value-type="string">
            <text:p text:style-name="P38">It has a nam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5" table:style-name="Tabelle135">
        <table:table-column table:style-name="Tabelle135.A" table:number-columns-repeated="3"/>
        <table:table-row table:style-name="Tabelle135.1">
          <table:table-cell table:style-name="Tabelle135.A1" office:value-type="string">
            <text:p text:style-name="P15">Story</text:p>
          </table:table-cell>
          <table:table-cell table:style-name="Tabelle135.A1" office:value-type="string">
            <text:p text:style-name="P29">BM00<text:span text:style-name="T11">6</text:span></text:p>
          </table:table-cell>
          <table:table-cell table:style-name="Tabelle135.C1" office:value-type="string">
            <text:p text:style-name="P15">Priorit<text:span text:style-name="T9">y</text:span></text:p>
          </table:table-cell>
        </table:table-row>
        <table:table-row table:style-name="Tabelle135.1">
          <table:table-cell table:style-name="Tabelle135.A2" office:value-type="string">
            <text:p text:style-name="P15">Tit<text:span text:style-name="T10">le</text:span></text:p>
          </table:table-cell>
          <table:table-cell table:style-name="Tabelle135.A2" office:value-type="string">
            <text:p text:style-name="P38">Contact Option</text:p>
          </table:table-cell>
          <table:table-cell table:style-name="Tabelle135.C2" office:value-type="string">
            <text:p text:style-name="P15">x</text:p>
          </table:table-cell>
        </table:table-row>
        <table:table-row table:style-name="Tabelle135.1">
          <table:table-cell table:style-name="Tabelle135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5.A2" office:value-type="string">
            <text:p text:style-name="P29">-</text:p>
          </table:table-cell>
          <table:table-cell table:style-name="Tabelle135.C2" office:value-type="string">
            <text:p text:style-name="P20"/>
          </table:table-cell>
        </table:table-row>
        <table:table-row table:style-name="Tabelle135.1">
          <table:table-cell table:style-name="Tabelle135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5.A2" office:value-type="string">
            <text:p text:style-name="P44">-</text:p>
          </table:table-cell>
          <table:table-cell table:style-name="Tabelle135.C2" office:value-type="string">
            <text:p text:style-name="P15">Storypoints</text:p>
          </table:table-cell>
        </table:table-row>
        <table:table-row table:style-name="Tabelle135.1">
          <table:table-cell table:style-name="Tabelle135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5.A2" office:value-type="string">
            <text:p text:style-name="P44">-</text:p>
          </table:table-cell>
          <table:table-cell table:style-name="Tabelle135.C2" office:value-type="string">
            <text:p text:style-name="P26">x/x</text:p>
          </table:table-cell>
        </table:table-row>
        <table:table-row table:style-name="Tabelle135.1">
          <table:table-cell table:style-name="Tabelle135.A2" office:value-type="string">
            <text:p text:style-name="P22">Comments</text:p>
          </table:table-cell>
          <table:table-cell table:style-name="Tabelle135.C2" table:number-columns-spanned="2" office:value-type="string">
            <text:p text:style-name="P20"/>
          </table:table-cell>
          <table:covered-table-cell/>
        </table:table-row>
        <table:table-row table:style-name="Tabelle135.1">
          <table:table-cell table:style-name="Tabelle135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6" table:style-name="Tabelle136">
        <table:table-column table:style-name="Tabelle136.A"/>
        <table:table-column table:style-name="Tabelle136.B"/>
        <table:table-row table:style-name="Tabelle136.1">
          <table:table-cell table:style-name="Tabelle136.A1" office:value-type="string">
            <text:p text:style-name="P13">Acceptance criteria</text:p>
          </table:table-cell>
          <table:table-cell table:style-name="Tabelle136.B1" office:value-type="string">
            <text:p text:style-name="P26">&lt;User Story <text:span text:style-name="T9">accepted if</text:span>…&gt;</text:p>
          </table:table-cell>
        </table:table-row>
        <table:table-row table:style-name="Tabelle136.1">
          <table:table-cell table:style-name="Tabelle136.A2" office:value-type="string">
            <text:p text:style-name="P15">01</text:p>
          </table:table-cell>
          <table:table-cell table:style-name="Tabelle136.B2" office:value-type="string">
            <text:p text:style-name="P38">It consists of a contact type and a valu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7" table:style-name="Tabelle137">
        <table:table-column table:style-name="Tabelle137.A" table:number-columns-repeated="3"/>
        <table:table-row table:style-name="Tabelle137.1">
          <table:table-cell table:style-name="Tabelle137.A1" office:value-type="string">
            <text:p text:style-name="P15">Story</text:p>
          </table:table-cell>
          <table:table-cell table:style-name="Tabelle137.A1" office:value-type="string">
            <text:p text:style-name="P29">BM00<text:span text:style-name="T11">7</text:span></text:p>
          </table:table-cell>
          <table:table-cell table:style-name="Tabelle137.C1" office:value-type="string">
            <text:p text:style-name="P15">Priorit<text:span text:style-name="T9">y</text:span></text:p>
          </table:table-cell>
        </table:table-row>
        <table:table-row table:style-name="Tabelle137.1">
          <table:table-cell table:style-name="Tabelle137.A2" office:value-type="string">
            <text:p text:style-name="P15">Tit<text:span text:style-name="T10">le</text:span></text:p>
          </table:table-cell>
          <table:table-cell table:style-name="Tabelle137.A2" office:value-type="string">
            <text:p text:style-name="P38">Contact Type</text:p>
          </table:table-cell>
          <table:table-cell table:style-name="Tabelle137.C2" office:value-type="string">
            <text:p text:style-name="P15">x</text:p>
          </table:table-cell>
        </table:table-row>
        <table:table-row table:style-name="Tabelle137.1">
          <table:table-cell table:style-name="Tabelle13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7.A2" office:value-type="string">
            <text:p text:style-name="P29">-</text:p>
          </table:table-cell>
          <table:table-cell table:style-name="Tabelle137.C2" office:value-type="string">
            <text:p text:style-name="P20"/>
          </table:table-cell>
        </table:table-row>
        <table:table-row table:style-name="Tabelle137.1">
          <table:table-cell table:style-name="Tabelle13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7.A2" office:value-type="string">
            <text:p text:style-name="P44">-</text:p>
          </table:table-cell>
          <table:table-cell table:style-name="Tabelle137.C2" office:value-type="string">
            <text:p text:style-name="P15">Storypoints</text:p>
          </table:table-cell>
        </table:table-row>
        <table:table-row table:style-name="Tabelle137.1">
          <table:table-cell table:style-name="Tabelle13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7.A2" office:value-type="string">
            <text:p text:style-name="P44">-</text:p>
          </table:table-cell>
          <table:table-cell table:style-name="Tabelle137.C2" office:value-type="string">
            <text:p text:style-name="P26">x/x</text:p>
          </table:table-cell>
        </table:table-row>
        <table:table-row table:style-name="Tabelle137.1">
          <table:table-cell table:style-name="Tabelle137.A2" office:value-type="string">
            <text:p text:style-name="P22">Comments</text:p>
          </table:table-cell>
          <table:table-cell table:style-name="Tabelle137.C2" table:number-columns-spanned="2" office:value-type="string">
            <text:p text:style-name="P20"/>
          </table:table-cell>
          <table:covered-table-cell/>
        </table:table-row>
        <table:table-row table:style-name="Tabelle137.1">
          <table:table-cell table:style-name="Tabelle13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8" table:style-name="Tabelle138">
        <table:table-column table:style-name="Tabelle138.A"/>
        <table:table-column table:style-name="Tabelle138.B"/>
        <table:table-row table:style-name="Tabelle138.1">
          <table:table-cell table:style-name="Tabelle138.A1" office:value-type="string">
            <text:p text:style-name="P13">Acceptance criteria</text:p>
          </table:table-cell>
          <table:table-cell table:style-name="Tabelle138.B1" office:value-type="string">
            <text:p text:style-name="P26">&lt;User Story <text:span text:style-name="T9">accepted if</text:span>…&gt;</text:p>
          </table:table-cell>
        </table:table-row>
        <table:table-row table:style-name="Tabelle138.1">
          <table:table-cell table:style-name="Tabelle138.A2" office:value-type="string">
            <text:p text:style-name="P15">01</text:p>
          </table:table-cell>
          <table:table-cell table:style-name="Tabelle138.B2" office:value-type="string">
            <text:p text:style-name="P38">It has an unique type.</text:p>
          </table:table-cell>
        </table:table-row>
        <table:table-row table:style-name="Tabelle138.1">
          <table:table-cell table:style-name="Tabelle138.A2" office:value-type="string">
            <text:p text:style-name="P15">02</text:p>
          </table:table-cell>
          <table:table-cell table:style-name="Tabelle138.B2" office:value-type="string">
            <text:p text:style-name="P38">It has a validation pattern depending on the contact typ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9" table:style-name="Tabelle139">
        <table:table-column table:style-name="Tabelle139.A" table:number-columns-repeated="3"/>
        <table:table-row table:style-name="Tabelle139.1">
          <table:table-cell table:style-name="Tabelle139.A1" office:value-type="string">
            <text:p text:style-name="P15">Story</text:p>
          </table:table-cell>
          <table:table-cell table:style-name="Tabelle139.A1" office:value-type="string">
            <text:p text:style-name="P29">BM00<text:span text:style-name="T11">8</text:span></text:p>
          </table:table-cell>
          <table:table-cell table:style-name="Tabelle139.C1" office:value-type="string">
            <text:p text:style-name="P15">Priorit<text:span text:style-name="T9">y</text:span></text:p>
          </table:table-cell>
        </table:table-row>
        <table:table-row table:style-name="Tabelle139.1">
          <table:table-cell table:style-name="Tabelle139.A2" office:value-type="string">
            <text:p text:style-name="P15">Tit<text:span text:style-name="T10">le</text:span></text:p>
          </table:table-cell>
          <table:table-cell table:style-name="Tabelle139.A2" office:value-type="string">
            <text:p text:style-name="P39">Project</text:p>
          </table:table-cell>
          <table:table-cell table:style-name="Tabelle139.C2" office:value-type="string">
            <text:p text:style-name="P15">x</text:p>
          </table:table-cell>
        </table:table-row>
        <table:table-row table:style-name="Tabelle139.1">
          <table:table-cell table:style-name="Tabelle13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9.A2" office:value-type="string">
            <text:p text:style-name="P29">-</text:p>
          </table:table-cell>
          <table:table-cell table:style-name="Tabelle139.C2" office:value-type="string">
            <text:p text:style-name="P20"/>
          </table:table-cell>
        </table:table-row>
        <table:table-row table:style-name="Tabelle139.1">
          <table:table-cell table:style-name="Tabelle13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9.A2" office:value-type="string">
            <text:p text:style-name="P44">-</text:p>
          </table:table-cell>
          <table:table-cell table:style-name="Tabelle139.C2" office:value-type="string">
            <text:p text:style-name="P15">Storypoints</text:p>
          </table:table-cell>
        </table:table-row>
        <table:table-row table:style-name="Tabelle139.1">
          <table:table-cell table:style-name="Tabelle13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9.A2" office:value-type="string">
            <text:p text:style-name="P44">-</text:p>
          </table:table-cell>
          <table:table-cell table:style-name="Tabelle139.C2" office:value-type="string">
            <text:p text:style-name="P26">x/x</text:p>
          </table:table-cell>
        </table:table-row>
        <table:table-row table:style-name="Tabelle139.1">
          <table:table-cell table:style-name="Tabelle139.A2" office:value-type="string">
            <text:p text:style-name="P22">Comments</text:p>
          </table:table-cell>
          <table:table-cell table:style-name="Tabelle139.C2" table:number-columns-spanned="2" office:value-type="string">
            <text:p text:style-name="P20"/>
          </table:table-cell>
          <table:covered-table-cell/>
        </table:table-row>
        <table:table-row table:style-name="Tabelle139.1">
          <table:table-cell table:style-name="Tabelle13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0" table:style-name="Tabelle140">
        <table:table-column table:style-name="Tabelle140.A"/>
        <table:table-column table:style-name="Tabelle140.B"/>
        <table:table-row table:style-name="Tabelle140.1">
          <table:table-cell table:style-name="Tabelle140.A1" office:value-type="string">
            <text:p text:style-name="P13">Acceptance criteria</text:p>
          </table:table-cell>
          <table:table-cell table:style-name="Tabelle140.B1" office:value-type="string">
            <text:p text:style-name="P26">&lt;User Story <text:span text:style-name="T9">accepted if</text:span>…&gt;</text:p>
          </table:table-cell>
        </table:table-row>
        <table:table-row table:style-name="Tabelle140.1">
          <table:table-cell table:style-name="Tabelle140.A2" office:value-type="string">
            <text:p text:style-name="P15">01</text:p>
          </table:table-cell>
          <table:table-cell table:style-name="Tabelle140.B2" office:value-type="string">
            <text:p text:style-name="P39">A project has a name.</text:p>
          </table:table-cell>
        </table:table-row>
        <table:table-row table:style-name="Tabelle140.1">
          <table:table-cell table:style-name="Tabelle140.A2" office:value-type="string">
            <text:p text:style-name="P15">02</text:p>
          </table:table-cell>
          <table:table-cell table:style-name="Tabelle140.B2" office:value-type="string">
            <text:p text:style-name="P39">A start and end date can be set.</text:p>
          </table:table-cell>
        </table:table-row>
        <table:table-row table:style-name="Tabelle140.1">
          <table:table-cell table:style-name="Tabelle140.A2" office:value-type="string">
            <text:p text:style-name="P15">03</text:p>
          </table:table-cell>
          <table:table-cell table:style-name="Tabelle140.B2" office:value-type="string">
            <text:p text:style-name="P33">No start <text:s/>date is set it started in the unlimited past.</text:p>
          </table:table-cell>
        </table:table-row>
        <table:table-row table:style-name="Tabelle140.1">
          <table:table-cell table:style-name="Tabelle140.A2" office:value-type="string">
            <text:p text:style-name="P17">04</text:p>
          </table:table-cell>
          <table:table-cell table:style-name="Tabelle140.B2" office:value-type="string">
            <text:p text:style-name="P33">No end date is set it ends in the unlimited future.</text:p>
          </table:table-cell>
        </table:table-row>
        <table:table-row table:style-name="Tabelle140.1">
          <table:table-cell table:style-name="Tabelle140.A2" office:value-type="string">
            <text:p text:style-name="P17">05</text:p>
          </table:table-cell>
          <table:table-cell table:style-name="Tabelle140.B2" office:value-type="string">
            <text:p text:style-name="P33">Contains of a set of account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1" table:style-name="Tabelle141">
        <table:table-column table:style-name="Tabelle141.A" table:number-columns-repeated="3"/>
        <table:table-row table:style-name="Tabelle141.1">
          <table:table-cell table:style-name="Tabelle141.A1" office:value-type="string">
            <text:p text:style-name="P15">Story</text:p>
          </table:table-cell>
          <table:table-cell table:style-name="Tabelle141.A1" office:value-type="string">
            <text:p text:style-name="P29">BM00<text:span text:style-name="T12">9</text:span></text:p>
          </table:table-cell>
          <table:table-cell table:style-name="Tabelle141.C1" office:value-type="string">
            <text:p text:style-name="P15">Priorit<text:span text:style-name="T9">y</text:span></text:p>
          </table:table-cell>
        </table:table-row>
        <table:table-row table:style-name="Tabelle141.1">
          <table:table-cell table:style-name="Tabelle141.A2" office:value-type="string">
            <text:p text:style-name="P15">Tit<text:span text:style-name="T10">le</text:span></text:p>
          </table:table-cell>
          <table:table-cell table:style-name="Tabelle141.A2" office:value-type="string">
            <text:p text:style-name="P39">Account</text:p>
          </table:table-cell>
          <table:table-cell table:style-name="Tabelle141.C2" office:value-type="string">
            <text:p text:style-name="P15">x</text:p>
          </table:table-cell>
        </table:table-row>
        <table:table-row table:style-name="Tabelle141.1">
          <table:table-cell table:style-name="Tabelle14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1.A2" office:value-type="string">
            <text:p text:style-name="P29">-</text:p>
          </table:table-cell>
          <table:table-cell table:style-name="Tabelle141.C2" office:value-type="string">
            <text:p text:style-name="P20"/>
          </table:table-cell>
        </table:table-row>
        <table:table-row table:style-name="Tabelle141.1">
          <table:table-cell table:style-name="Tabelle14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1.A2" office:value-type="string">
            <text:p text:style-name="P44">-</text:p>
          </table:table-cell>
          <table:table-cell table:style-name="Tabelle141.C2" office:value-type="string">
            <text:p text:style-name="P15">Storypoints</text:p>
          </table:table-cell>
        </table:table-row>
        <table:table-row table:style-name="Tabelle141.1">
          <table:table-cell table:style-name="Tabelle14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1.A2" office:value-type="string">
            <text:p text:style-name="P44">-</text:p>
          </table:table-cell>
          <table:table-cell table:style-name="Tabelle141.C2" office:value-type="string">
            <text:p text:style-name="P26">x/x</text:p>
          </table:table-cell>
        </table:table-row>
        <table:table-row table:style-name="Tabelle141.1">
          <table:table-cell table:style-name="Tabelle141.A2" office:value-type="string">
            <text:p text:style-name="P22">Comments</text:p>
          </table:table-cell>
          <table:table-cell table:style-name="Tabelle141.C2" table:number-columns-spanned="2" office:value-type="string">
            <text:p text:style-name="P20"/>
          </table:table-cell>
          <table:covered-table-cell/>
        </table:table-row>
        <table:table-row table:style-name="Tabelle141.1">
          <table:table-cell table:style-name="Tabelle14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2" table:style-name="Tabelle142">
        <table:table-column table:style-name="Tabelle142.A"/>
        <table:table-column table:style-name="Tabelle142.B"/>
        <table:table-row table:style-name="Tabelle142.1">
          <table:table-cell table:style-name="Tabelle142.A1" office:value-type="string">
            <text:p text:style-name="P13">Acceptance criteria</text:p>
          </table:table-cell>
          <table:table-cell table:style-name="Tabelle142.B1" office:value-type="string">
            <text:p text:style-name="P26">&lt;User Story <text:span text:style-name="T9">accepted if</text:span>…&gt;</text:p>
          </table:table-cell>
        </table:table-row>
        <table:table-row table:style-name="Tabelle142.1">
          <table:table-cell table:style-name="Tabelle142.A2" office:value-type="string">
            <text:p text:style-name="P15">01</text:p>
          </table:table-cell>
          <table:table-cell table:style-name="Tabelle142.B2" office:value-type="string">
            <text:p text:style-name="P39">A project has a name.</text:p>
          </table:table-cell>
        </table:table-row>
        <table:table-row table:style-name="Tabelle142.1">
          <table:table-cell table:style-name="Tabelle142.A2" office:value-type="string">
            <text:p text:style-name="P15">02</text:p>
          </table:table-cell>
          <table:table-cell table:style-name="Tabelle142.B2" office:value-type="string">
            <text:p text:style-name="P39">A start and end date can be set.</text:p>
          </table:table-cell>
        </table:table-row>
        <table:table-row table:style-name="Tabelle142.1">
          <table:table-cell table:style-name="Tabelle142.A2" office:value-type="string">
            <text:p text:style-name="P15">03</text:p>
          </table:table-cell>
          <table:table-cell table:style-name="Tabelle142.B2" office:value-type="string">
            <text:p text:style-name="P33">No start <text:s/>date is set it started in the unlimited past.</text:p>
          </table:table-cell>
        </table:table-row>
        <table:table-row table:style-name="Tabelle142.1">
          <table:table-cell table:style-name="Tabelle142.A2" office:value-type="string">
            <text:p text:style-name="P17">04</text:p>
          </table:table-cell>
          <table:table-cell table:style-name="Tabelle142.B2" office:value-type="string">
            <text:p text:style-name="P33">No end date is set it ends in the unlimited future.</text:p>
          </table:table-cell>
        </table:table-row>
        <table:table-row table:style-name="Tabelle142.1">
          <table:table-cell table:style-name="Tabelle142.A2" office:value-type="string">
            <text:p text:style-name="P17">05</text:p>
          </table:table-cell>
          <table:table-cell table:style-name="Tabelle142.B2" office:value-type="string">
            <text:p text:style-name="P33">The may have a budget (working hours).</text:p>
          </table:table-cell>
        </table:table-row>
        <table:table-row table:style-name="Tabelle142.1">
          <table:table-cell table:style-name="Tabelle142.A2" office:value-type="string">
            <text:p text:style-name="P17">06</text:p>
          </table:table-cell>
          <table:table-cell table:style-name="Tabelle142.B2" office:value-type="string">
            <text:p text:style-name="P33">They hold a set of booking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3" table:style-name="Tabelle143">
        <table:table-column table:style-name="Tabelle143.A" table:number-columns-repeated="3"/>
        <table:table-row table:style-name="Tabelle143.1">
          <table:table-cell table:style-name="Tabelle143.A1" office:value-type="string">
            <text:p text:style-name="P15">Story</text:p>
          </table:table-cell>
          <table:table-cell table:style-name="Tabelle143.A1" office:value-type="string">
            <text:p text:style-name="P29">BM0<text:span text:style-name="T12">10</text:span></text:p>
          </table:table-cell>
          <table:table-cell table:style-name="Tabelle143.C1" office:value-type="string">
            <text:p text:style-name="P15">Priorit<text:span text:style-name="T9">y</text:span></text:p>
          </table:table-cell>
        </table:table-row>
        <table:table-row table:style-name="Tabelle143.1">
          <table:table-cell table:style-name="Tabelle143.A2" office:value-type="string">
            <text:p text:style-name="P15">Tit<text:span text:style-name="T10">le</text:span></text:p>
          </table:table-cell>
          <table:table-cell table:style-name="Tabelle143.A2" office:value-type="string">
            <text:p text:style-name="P39">Booking</text:p>
          </table:table-cell>
          <table:table-cell table:style-name="Tabelle143.C2" office:value-type="string">
            <text:p text:style-name="P15">x</text:p>
          </table:table-cell>
        </table:table-row>
        <table:table-row table:style-name="Tabelle143.1">
          <table:table-cell table:style-name="Tabelle14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3.A2" office:value-type="string">
            <text:p text:style-name="P29">-</text:p>
          </table:table-cell>
          <table:table-cell table:style-name="Tabelle143.C2" office:value-type="string">
            <text:p text:style-name="P20"/>
          </table:table-cell>
        </table:table-row>
        <table:table-row table:style-name="Tabelle143.1">
          <table:table-cell table:style-name="Tabelle14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3.A2" office:value-type="string">
            <text:p text:style-name="P44">-</text:p>
          </table:table-cell>
          <table:table-cell table:style-name="Tabelle143.C2" office:value-type="string">
            <text:p text:style-name="P15">Storypoints</text:p>
          </table:table-cell>
        </table:table-row>
        <table:table-row table:style-name="Tabelle143.1">
          <table:table-cell table:style-name="Tabelle14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3.A2" office:value-type="string">
            <text:p text:style-name="P44">-</text:p>
          </table:table-cell>
          <table:table-cell table:style-name="Tabelle143.C2" office:value-type="string">
            <text:p text:style-name="P26">x/x</text:p>
          </table:table-cell>
        </table:table-row>
        <table:table-row table:style-name="Tabelle143.1">
          <table:table-cell table:style-name="Tabelle143.A2" office:value-type="string">
            <text:p text:style-name="P22">Comments</text:p>
          </table:table-cell>
          <table:table-cell table:style-name="Tabelle143.C2" table:number-columns-spanned="2" office:value-type="string">
            <text:p text:style-name="P20"/>
          </table:table-cell>
          <table:covered-table-cell/>
        </table:table-row>
        <table:table-row table:style-name="Tabelle143.1">
          <table:table-cell table:style-name="Tabelle143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4" table:style-name="Tabelle144">
        <table:table-column table:style-name="Tabelle144.A"/>
        <table:table-column table:style-name="Tabelle144.B"/>
        <table:table-row table:style-name="Tabelle144.1">
          <table:table-cell table:style-name="Tabelle144.A1" office:value-type="string">
            <text:p text:style-name="P13">Acceptance criteria</text:p>
          </table:table-cell>
          <table:table-cell table:style-name="Tabelle144.B1" office:value-type="string">
            <text:p text:style-name="P26">&lt;User Story <text:span text:style-name="T9">accepted if</text:span>…&gt;</text:p>
          </table:table-cell>
        </table:table-row>
        <table:table-row table:style-name="Tabelle144.1">
          <table:table-cell table:style-name="Tabelle144.A2" office:value-type="string">
            <text:p text:style-name="P15">01</text:p>
          </table:table-cell>
          <table:table-cell table:style-name="Tabelle144.B2" office:value-type="string">
            <text:p text:style-name="P39">They have a booking type.</text:p>
          </table:table-cell>
        </table:table-row>
        <table:table-row table:style-name="Tabelle144.1">
          <table:table-cell table:style-name="Tabelle144.A2" office:value-type="string">
            <text:p text:style-name="P15">02</text:p>
          </table:table-cell>
          <table:table-cell table:style-name="Tabelle144.B2" office:value-type="string">
            <text:p text:style-name="P39">They have a text.</text:p>
          </table:table-cell>
        </table:table-row>
        <table:table-row table:style-name="Tabelle144.1">
          <table:table-cell table:style-name="Tabelle144.A2" office:value-type="string">
            <text:p text:style-name="P15">03</text:p>
          </table:table-cell>
          <table:table-cell table:style-name="Tabelle144.B2" office:value-type="string">
            <text:p text:style-name="P33">They have a marker to bei invoiced.</text:p>
          </table:table-cell>
        </table:table-row>
        <table:table-row table:style-name="Tabelle144.1">
          <table:table-cell table:style-name="Tabelle144.A2" office:value-type="string">
            <text:p text:style-name="P17">04</text:p>
          </table:table-cell>
          <table:table-cell table:style-name="Tabelle144.B2" office:value-type="string">
            <text:p text:style-name="P33">They may have a set of booking reference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5" table:style-name="Tabelle145">
        <table:table-column table:style-name="Tabelle145.A" table:number-columns-repeated="3"/>
        <table:table-row table:style-name="Tabelle145.1">
          <table:table-cell table:style-name="Tabelle145.A1" office:value-type="string">
            <text:p text:style-name="P15">Story</text:p>
          </table:table-cell>
          <table:table-cell table:style-name="Tabelle145.A1" office:value-type="string">
            <text:p text:style-name="P29">BM0<text:span text:style-name="T12">1</text:span>1</text:p>
          </table:table-cell>
          <table:table-cell table:style-name="Tabelle145.C1" office:value-type="string">
            <text:p text:style-name="P15">Priorit<text:span text:style-name="T9">y</text:span></text:p>
          </table:table-cell>
        </table:table-row>
        <table:table-row table:style-name="Tabelle145.1">
          <table:table-cell table:style-name="Tabelle145.A2" office:value-type="string">
            <text:p text:style-name="P15">Tit<text:span text:style-name="T10">le</text:span></text:p>
          </table:table-cell>
          <table:table-cell table:style-name="Tabelle145.A2" office:value-type="string">
            <text:p text:style-name="P39">Booking type</text:p>
          </table:table-cell>
          <table:table-cell table:style-name="Tabelle145.C2" office:value-type="string">
            <text:p text:style-name="P15">x</text:p>
          </table:table-cell>
        </table:table-row>
        <table:table-row table:style-name="Tabelle145.1">
          <table:table-cell table:style-name="Tabelle145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5.A2" office:value-type="string">
            <text:p text:style-name="P29">-</text:p>
          </table:table-cell>
          <table:table-cell table:style-name="Tabelle145.C2" office:value-type="string">
            <text:p text:style-name="P20"/>
          </table:table-cell>
        </table:table-row>
        <table:table-row table:style-name="Tabelle145.1">
          <table:table-cell table:style-name="Tabelle145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5.A2" office:value-type="string">
            <text:p text:style-name="P44">-</text:p>
          </table:table-cell>
          <table:table-cell table:style-name="Tabelle145.C2" office:value-type="string">
            <text:p text:style-name="P15">Storypoints</text:p>
          </table:table-cell>
        </table:table-row>
        <table:table-row table:style-name="Tabelle145.1">
          <table:table-cell table:style-name="Tabelle145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5.A2" office:value-type="string">
            <text:p text:style-name="P44">-</text:p>
          </table:table-cell>
          <table:table-cell table:style-name="Tabelle145.C2" office:value-type="string">
            <text:p text:style-name="P26">x/x</text:p>
          </table:table-cell>
        </table:table-row>
        <table:table-row table:style-name="Tabelle145.1">
          <table:table-cell table:style-name="Tabelle145.A2" office:value-type="string">
            <text:p text:style-name="P22">Comments</text:p>
          </table:table-cell>
          <table:table-cell table:style-name="Tabelle145.C2" table:number-columns-spanned="2" office:value-type="string">
            <text:p text:style-name="P20"/>
          </table:table-cell>
          <table:covered-table-cell/>
        </table:table-row>
        <table:table-row table:style-name="Tabelle145.1">
          <table:table-cell table:style-name="Tabelle145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6" table:style-name="Tabelle146">
        <table:table-column table:style-name="Tabelle146.A"/>
        <table:table-column table:style-name="Tabelle146.B"/>
        <table:table-row table:style-name="Tabelle146.1">
          <table:table-cell table:style-name="Tabelle146.A1" office:value-type="string">
            <text:p text:style-name="P13">Acceptance criteria</text:p>
          </table:table-cell>
          <table:table-cell table:style-name="Tabelle146.B1" office:value-type="string">
            <text:p text:style-name="P26">&lt;User Story <text:span text:style-name="T9">accepted if</text:span>…&gt;</text:p>
          </table:table-cell>
        </table:table-row>
        <table:table-row table:style-name="Tabelle146.1">
          <table:table-cell table:style-name="Tabelle146.A2" office:value-type="string">
            <text:p text:style-name="P15">01</text:p>
          </table:table-cell>
          <table:table-cell table:style-name="Tabelle146.B2" office:value-type="string">
            <text:p text:style-name="P39">Have a unique name (Illness, Spare time, Vacation, Work, Break).</text:p>
          </table:table-cell>
        </table:table-row>
        <table:table-row table:style-name="Tabelle146.1">
          <table:table-cell table:style-name="Tabelle146.A2" office:value-type="string">
            <text:p text:style-name="P15">02</text:p>
          </table:table-cell>
          <table:table-cell table:style-name="Tabelle146.B2" office:value-type="string">
            <text:p text:style-name="P39">Have a booking multiplicator (1.5 means 1 hour of work is worth 1.5 hours of salary).</text:p>
          </table:table-cell>
        </table:table-row>
        <table:table-row table:style-name="Tabelle146.1">
          <table:table-cell table:style-name="Tabelle146.A2" office:value-type="string">
            <text:p text:style-name="P15">03</text:p>
          </table:table-cell>
          <table:table-cell table:style-name="Tabelle146.B2" office:value-type="string">
            <text:p text:style-name="P34">Have an information if that type of booking may be invoiced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7" table:style-name="Tabelle147">
        <table:table-column table:style-name="Tabelle147.A" table:number-columns-repeated="3"/>
        <table:table-row table:style-name="Tabelle147.1">
          <table:table-cell table:style-name="Tabelle147.A1" office:value-type="string">
            <text:p text:style-name="P15">Story</text:p>
          </table:table-cell>
          <table:table-cell table:style-name="Tabelle147.A1" office:value-type="string">
            <text:p text:style-name="P29">BM0<text:span text:style-name="T13">12</text:span></text:p>
          </table:table-cell>
          <table:table-cell table:style-name="Tabelle147.C1" office:value-type="string">
            <text:p text:style-name="P15">Priorit<text:span text:style-name="T9">y</text:span></text:p>
          </table:table-cell>
        </table:table-row>
        <table:table-row table:style-name="Tabelle147.1">
          <table:table-cell table:style-name="Tabelle147.A2" office:value-type="string">
            <text:p text:style-name="P15">Tit<text:span text:style-name="T10">le</text:span></text:p>
          </table:table-cell>
          <table:table-cell table:style-name="Tabelle147.A2" office:value-type="string">
            <text:p text:style-name="P40">Booking reference</text:p>
          </table:table-cell>
          <table:table-cell table:style-name="Tabelle147.C2" office:value-type="string">
            <text:p text:style-name="P15">x</text:p>
          </table:table-cell>
        </table:table-row>
        <table:table-row table:style-name="Tabelle147.1">
          <table:table-cell table:style-name="Tabelle14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7.A2" office:value-type="string">
            <text:p text:style-name="P29">-</text:p>
          </table:table-cell>
          <table:table-cell table:style-name="Tabelle147.C2" office:value-type="string">
            <text:p text:style-name="P20"/>
          </table:table-cell>
        </table:table-row>
        <table:table-row table:style-name="Tabelle147.1">
          <table:table-cell table:style-name="Tabelle14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7.A2" office:value-type="string">
            <text:p text:style-name="P44">-</text:p>
          </table:table-cell>
          <table:table-cell table:style-name="Tabelle147.C2" office:value-type="string">
            <text:p text:style-name="P15">Storypoints</text:p>
          </table:table-cell>
        </table:table-row>
        <table:table-row table:style-name="Tabelle147.1">
          <table:table-cell table:style-name="Tabelle14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7.A2" office:value-type="string">
            <text:p text:style-name="P44">-</text:p>
          </table:table-cell>
          <table:table-cell table:style-name="Tabelle147.C2" office:value-type="string">
            <text:p text:style-name="P26">x/x</text:p>
          </table:table-cell>
        </table:table-row>
        <table:table-row table:style-name="Tabelle147.1">
          <table:table-cell table:style-name="Tabelle147.A2" office:value-type="string">
            <text:p text:style-name="P22">Comments</text:p>
          </table:table-cell>
          <table:table-cell table:style-name="Tabelle147.C2" table:number-columns-spanned="2" office:value-type="string">
            <text:p text:style-name="P20"/>
          </table:table-cell>
          <table:covered-table-cell/>
        </table:table-row>
        <table:table-row table:style-name="Tabelle147.1">
          <table:table-cell table:style-name="Tabelle14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8" table:style-name="Tabelle148">
        <table:table-column table:style-name="Tabelle148.A"/>
        <table:table-column table:style-name="Tabelle148.B"/>
        <table:table-row table:style-name="Tabelle148.1">
          <table:table-cell table:style-name="Tabelle148.A1" office:value-type="string">
            <text:p text:style-name="P13">Acceptance criteria</text:p>
          </table:table-cell>
          <table:table-cell table:style-name="Tabelle148.B1" office:value-type="string">
            <text:p text:style-name="P26">&lt;User Story <text:span text:style-name="T9">accepted if</text:span>…&gt;</text:p>
          </table:table-cell>
        </table:table-row>
        <table:table-row table:style-name="Tabelle148.1">
          <table:table-cell table:style-name="Tabelle148.A2" office:value-type="string">
            <text:p text:style-name="P15">01</text:p>
          </table:table-cell>
          <table:table-cell table:style-name="Tabelle148.B2" office:value-type="string">
            <text:p text:style-name="P41">They have a project specific reference type and a valu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9" table:style-name="Tabelle149">
        <table:table-column table:style-name="Tabelle149.A" table:number-columns-repeated="3"/>
        <table:table-row table:style-name="Tabelle149.1">
          <table:table-cell table:style-name="Tabelle149.A1" office:value-type="string">
            <text:p text:style-name="P15">Story</text:p>
          </table:table-cell>
          <table:table-cell table:style-name="Tabelle149.A1" office:value-type="string">
            <text:p text:style-name="P29">BM0<text:span text:style-name="T14">13</text:span></text:p>
          </table:table-cell>
          <table:table-cell table:style-name="Tabelle149.C1" office:value-type="string">
            <text:p text:style-name="P15">Priorit<text:span text:style-name="T9">y</text:span></text:p>
          </table:table-cell>
        </table:table-row>
        <table:table-row table:style-name="Tabelle149.1">
          <table:table-cell table:style-name="Tabelle149.A2" office:value-type="string">
            <text:p text:style-name="P15">Tit<text:span text:style-name="T10">le</text:span></text:p>
          </table:table-cell>
          <table:table-cell table:style-name="Tabelle149.A2" office:value-type="string">
            <text:p text:style-name="P41">Reference type</text:p>
          </table:table-cell>
          <table:table-cell table:style-name="Tabelle149.C2" office:value-type="string">
            <text:p text:style-name="P15">x</text:p>
          </table:table-cell>
        </table:table-row>
        <table:table-row table:style-name="Tabelle149.1">
          <table:table-cell table:style-name="Tabelle14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9.A2" office:value-type="string">
            <text:p text:style-name="P29">-</text:p>
          </table:table-cell>
          <table:table-cell table:style-name="Tabelle149.C2" office:value-type="string">
            <text:p text:style-name="P20"/>
          </table:table-cell>
        </table:table-row>
        <table:table-row table:style-name="Tabelle149.1">
          <table:table-cell table:style-name="Tabelle14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9.A2" office:value-type="string">
            <text:p text:style-name="P44">-</text:p>
          </table:table-cell>
          <table:table-cell table:style-name="Tabelle149.C2" office:value-type="string">
            <text:p text:style-name="P15">Storypoints</text:p>
          </table:table-cell>
        </table:table-row>
        <table:table-row table:style-name="Tabelle149.1">
          <table:table-cell table:style-name="Tabelle14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9.A2" office:value-type="string">
            <text:p text:style-name="P44">-</text:p>
          </table:table-cell>
          <table:table-cell table:style-name="Tabelle149.C2" office:value-type="string">
            <text:p text:style-name="P26">x/x</text:p>
          </table:table-cell>
        </table:table-row>
        <table:table-row table:style-name="Tabelle149.1">
          <table:table-cell table:style-name="Tabelle149.A2" office:value-type="string">
            <text:p text:style-name="P22">Comments</text:p>
          </table:table-cell>
          <table:table-cell table:style-name="Tabelle149.C2" table:number-columns-spanned="2" office:value-type="string">
            <text:p text:style-name="P20"/>
          </table:table-cell>
          <table:covered-table-cell/>
        </table:table-row>
        <table:table-row table:style-name="Tabelle149.1">
          <table:table-cell table:style-name="Tabelle14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0" table:style-name="Tabelle150">
        <table:table-column table:style-name="Tabelle150.A"/>
        <table:table-column table:style-name="Tabelle150.B"/>
        <table:table-row table:style-name="Tabelle150.1">
          <table:table-cell table:style-name="Tabelle150.A1" office:value-type="string">
            <text:p text:style-name="P13">Acceptance criteria</text:p>
          </table:table-cell>
          <table:table-cell table:style-name="Tabelle150.B1" office:value-type="string">
            <text:p text:style-name="P26">&lt;User Story <text:span text:style-name="T9">accepted if</text:span>…&gt;</text:p>
          </table:table-cell>
        </table:table-row>
        <table:table-row table:style-name="Tabelle150.1">
          <table:table-cell table:style-name="Tabelle150.A2" office:value-type="string">
            <text:p text:style-name="P15">01</text:p>
          </table:table-cell>
          <table:table-cell table:style-name="Tabelle150.B2" office:value-type="string">
            <text:p text:style-name="P41">They are project specific.</text:p>
          </table:table-cell>
        </table:table-row>
        <table:table-row table:style-name="Tabelle150.1">
          <table:table-cell table:style-name="Tabelle150.A2" office:value-type="string">
            <text:p text:style-name="P15">02</text:p>
          </table:table-cell>
          <table:table-cell table:style-name="Tabelle150.B2" office:value-type="string">
            <text:p text:style-name="P41">They have a given prefix and or suffix.</text:p>
          </table:table-cell>
        </table:table-row>
        <table:table-row table:style-name="Tabelle150.1">
          <table:table-cell table:style-name="Tabelle150.A2" office:value-type="string">
            <text:p text:style-name="P15">03</text:p>
          </table:table-cell>
          <table:table-cell table:style-name="Tabelle150.B2" office:value-type="string">
            <text:p text:style-name="P35">They have a given validation pattern.</text:p>
          </table:table-cell>
        </table:table-row>
        <table:table-row table:style-name="Tabelle150.1">
          <table:table-cell table:style-name="Tabelle150.A2" office:value-type="string">
            <text:p text:style-name="P18">04</text:p>
          </table:table-cell>
          <table:table-cell table:style-name="Tabelle150.B2" office:value-type="string">
            <text:p text:style-name="P35">They have an optional reference to an external system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1" table:style-name="Tabelle151">
        <table:table-column table:style-name="Tabelle151.A" table:number-columns-repeated="3"/>
        <table:table-row table:style-name="Tabelle151.1">
          <table:table-cell table:style-name="Tabelle151.A1" office:value-type="string">
            <text:p text:style-name="P15">Story</text:p>
          </table:table-cell>
          <table:table-cell table:style-name="Tabelle151.A1" office:value-type="string">
            <text:p text:style-name="P29">BM0<text:span text:style-name="T14">14</text:span></text:p>
          </table:table-cell>
          <table:table-cell table:style-name="Tabelle151.C1" office:value-type="string">
            <text:p text:style-name="P15">Priorit<text:span text:style-name="T9">y</text:span></text:p>
          </table:table-cell>
        </table:table-row>
        <table:table-row table:style-name="Tabelle151.1">
          <table:table-cell table:style-name="Tabelle151.A2" office:value-type="string">
            <text:p text:style-name="P15">Tit<text:span text:style-name="T10">le</text:span></text:p>
          </table:table-cell>
          <table:table-cell table:style-name="Tabelle151.A2" office:value-type="string">
            <text:p text:style-name="P41">Employment</text:p>
          </table:table-cell>
          <table:table-cell table:style-name="Tabelle151.C2" office:value-type="string">
            <text:p text:style-name="P15">x</text:p>
          </table:table-cell>
        </table:table-row>
        <table:table-row table:style-name="Tabelle151.1">
          <table:table-cell table:style-name="Tabelle15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1.A2" office:value-type="string">
            <text:p text:style-name="P29">-</text:p>
          </table:table-cell>
          <table:table-cell table:style-name="Tabelle151.C2" office:value-type="string">
            <text:p text:style-name="P20"/>
          </table:table-cell>
        </table:table-row>
        <table:table-row table:style-name="Tabelle151.1">
          <table:table-cell table:style-name="Tabelle15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1.A2" office:value-type="string">
            <text:p text:style-name="P44">-</text:p>
          </table:table-cell>
          <table:table-cell table:style-name="Tabelle151.C2" office:value-type="string">
            <text:p text:style-name="P15">Storypoints</text:p>
          </table:table-cell>
        </table:table-row>
        <table:table-row table:style-name="Tabelle151.1">
          <table:table-cell table:style-name="Tabelle15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1.A2" office:value-type="string">
            <text:p text:style-name="P44">-</text:p>
          </table:table-cell>
          <table:table-cell table:style-name="Tabelle151.C2" office:value-type="string">
            <text:p text:style-name="P26">x/x</text:p>
          </table:table-cell>
        </table:table-row>
        <table:table-row table:style-name="Tabelle151.1">
          <table:table-cell table:style-name="Tabelle151.A2" office:value-type="string">
            <text:p text:style-name="P22">Comments</text:p>
          </table:table-cell>
          <table:table-cell table:style-name="Tabelle151.C2" table:number-columns-spanned="2" office:value-type="string">
            <text:p text:style-name="P20"/>
          </table:table-cell>
          <table:covered-table-cell/>
        </table:table-row>
        <table:table-row table:style-name="Tabelle151.1">
          <table:table-cell table:style-name="Tabelle15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2" table:style-name="Tabelle152">
        <table:table-column table:style-name="Tabelle152.A"/>
        <table:table-column table:style-name="Tabelle152.B"/>
        <table:table-row table:style-name="Tabelle152.1">
          <table:table-cell table:style-name="Tabelle152.A1" office:value-type="string">
            <text:p text:style-name="P13">Acceptance criteria</text:p>
          </table:table-cell>
          <table:table-cell table:style-name="Tabelle152.B1" office:value-type="string">
            <text:p text:style-name="P26">&lt;User Story <text:span text:style-name="T9">accepted if</text:span>…&gt;</text:p>
          </table:table-cell>
        </table:table-row>
        <table:table-row table:style-name="Tabelle152.1">
          <table:table-cell table:style-name="Tabelle152.A2" office:value-type="string">
            <text:p text:style-name="P15">01</text:p>
          </table:table-cell>
          <table:table-cell table:style-name="Tabelle152.B2" office:value-type="string">
            <text:p text:style-name="P41">Has an optional employer.</text:p>
          </table:table-cell>
        </table:table-row>
        <table:table-row table:style-name="Tabelle152.1">
          <table:table-cell table:style-name="Tabelle152.A2" office:value-type="string">
            <text:p text:style-name="P15">02</text:p>
          </table:table-cell>
          <table:table-cell table:style-name="Tabelle152.B2" office:value-type="string">
            <text:p text:style-name="P41">Has a worker, a project, a worker role, a start and an end date.</text:p>
          </table:table-cell>
        </table:table-row>
        <table:table-row table:style-name="Tabelle152.1">
          <table:table-cell table:style-name="Tabelle152.A2" office:value-type="string">
            <text:p text:style-name="P15">03</text:p>
          </table:table-cell>
          <table:table-cell table:style-name="Tabelle152.B2" office:value-type="string">
            <text:p text:style-name="P33">No start <text:s/>date is set it started in the unlimited past.</text:p>
          </table:table-cell>
        </table:table-row>
        <table:table-row table:style-name="Tabelle152.1">
          <table:table-cell table:style-name="Tabelle152.A2" office:value-type="string">
            <text:p text:style-name="P18">04</text:p>
          </table:table-cell>
          <table:table-cell table:style-name="Tabelle152.B2" office:value-type="string">
            <text:p text:style-name="P33">No end date is set it ends in the unlimited futur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3" table:style-name="Tabelle153">
        <table:table-column table:style-name="Tabelle153.A" table:number-columns-repeated="3"/>
        <table:table-row table:style-name="Tabelle153.1">
          <table:table-cell table:style-name="Tabelle153.A1" office:value-type="string">
            <text:p text:style-name="P15">Story</text:p>
          </table:table-cell>
          <table:table-cell table:style-name="Tabelle153.A1" office:value-type="string">
            <text:p text:style-name="P29">BM0<text:span text:style-name="T14">15</text:span></text:p>
          </table:table-cell>
          <table:table-cell table:style-name="Tabelle153.C1" office:value-type="string">
            <text:p text:style-name="P15">Priorit<text:span text:style-name="T9">y</text:span></text:p>
          </table:table-cell>
        </table:table-row>
        <table:table-row table:style-name="Tabelle153.1">
          <table:table-cell table:style-name="Tabelle153.A2" office:value-type="string">
            <text:p text:style-name="P15">Tit<text:span text:style-name="T10">le</text:span></text:p>
          </table:table-cell>
          <table:table-cell table:style-name="Tabelle153.A2" office:value-type="string">
            <text:p text:style-name="P41">Employer</text:p>
          </table:table-cell>
          <table:table-cell table:style-name="Tabelle153.C2" office:value-type="string">
            <text:p text:style-name="P15">x</text:p>
          </table:table-cell>
        </table:table-row>
        <table:table-row table:style-name="Tabelle153.1">
          <table:table-cell table:style-name="Tabelle15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3.A2" office:value-type="string">
            <text:p text:style-name="P29">-</text:p>
          </table:table-cell>
          <table:table-cell table:style-name="Tabelle153.C2" office:value-type="string">
            <text:p text:style-name="P20"/>
          </table:table-cell>
        </table:table-row>
        <table:table-row table:style-name="Tabelle153.1">
          <table:table-cell table:style-name="Tabelle15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3.A2" office:value-type="string">
            <text:p text:style-name="P44">-</text:p>
          </table:table-cell>
          <table:table-cell table:style-name="Tabelle153.C2" office:value-type="string">
            <text:p text:style-name="P15">Storypoints</text:p>
          </table:table-cell>
        </table:table-row>
        <table:table-row table:style-name="Tabelle153.1">
          <table:table-cell table:style-name="Tabelle15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3.A2" office:value-type="string">
            <text:p text:style-name="P44">-</text:p>
          </table:table-cell>
          <table:table-cell table:style-name="Tabelle153.C2" office:value-type="string">
            <text:p text:style-name="P26">x/x</text:p>
          </table:table-cell>
        </table:table-row>
        <table:table-row table:style-name="Tabelle153.1">
          <table:table-cell table:style-name="Tabelle153.A2" office:value-type="string">
            <text:p text:style-name="P22">Comments</text:p>
          </table:table-cell>
          <table:table-cell table:style-name="Tabelle153.C2" table:number-columns-spanned="2" office:value-type="string">
            <text:p text:style-name="P20"/>
          </table:table-cell>
          <table:covered-table-cell/>
        </table:table-row>
        <table:table-row table:style-name="Tabelle153.1">
          <table:table-cell table:style-name="Tabelle153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4" table:style-name="Tabelle154">
        <table:table-column table:style-name="Tabelle154.A"/>
        <table:table-column table:style-name="Tabelle154.B"/>
        <table:table-row table:style-name="Tabelle154.1">
          <table:table-cell table:style-name="Tabelle154.A1" office:value-type="string">
            <text:p text:style-name="P13">Acceptance criteria</text:p>
          </table:table-cell>
          <table:table-cell table:style-name="Tabelle154.B1" office:value-type="string">
            <text:p text:style-name="P26">&lt;User Story <text:span text:style-name="T9">accepted if</text:span>…&gt;</text:p>
          </table:table-cell>
        </table:table-row>
        <table:table-row table:style-name="Tabelle154.1">
          <table:table-cell table:style-name="Tabelle154.A2" office:value-type="string">
            <text:p text:style-name="P15">01</text:p>
          </table:table-cell>
          <table:table-cell table:style-name="Tabelle154.B2" office:value-type="string">
            <text:p text:style-name="P42">Has name, address and contact options.</text:p>
          </table:table-cell>
        </table:table-row>
        <table:table-row table:style-name="Tabelle154.1">
          <table:table-cell table:style-name="Tabelle154.A2" office:value-type="string">
            <text:p text:style-name="P15">02</text:p>
          </table:table-cell>
          <table:table-cell table:style-name="Tabelle154.B2" office:value-type="string">
            <text:p text:style-name="P42">May be part of a employer group.</text:p>
          </table:table-cell>
        </table:table-row>
      </table:table>
      <text:p text:style-name="P8"/>
      <text:p text:style-name="P3"/>
      <text:p text:style-name="P50"><text:span text:style-name="T9">Front side of</text:span> Story-Card <text:s text:c="3"/></text:p>
      <table:table table:name="Tabelle155" table:style-name="Tabelle155">
        <table:table-column table:style-name="Tabelle155.A" table:number-columns-repeated="3"/>
        <table:table-row table:style-name="Tabelle155.1">
          <table:table-cell table:style-name="Tabelle155.A1" office:value-type="string">
            <text:p text:style-name="P51">Story</text:p>
          </table:table-cell>
          <table:table-cell table:style-name="Tabelle155.A1" office:value-type="string">
            <text:p text:style-name="P56">BM0<text:span text:style-name="T15">16</text:span></text:p>
          </table:table-cell>
          <table:table-cell table:style-name="Tabelle155.C1" office:value-type="string">
            <text:p text:style-name="P51">Priorit<text:span text:style-name="T9">y</text:span></text:p>
          </table:table-cell>
        </table:table-row>
        <table:table-row table:style-name="Tabelle155.1">
          <table:table-cell table:style-name="Tabelle155.A2" office:value-type="string">
            <text:p text:style-name="P51">Tit<text:span text:style-name="T10">le</text:span></text:p>
          </table:table-cell>
          <table:table-cell table:style-name="Tabelle155.A2" office:value-type="string">
            <text:p text:style-name="P58">Employer Group</text:p>
          </table:table-cell>
          <table:table-cell table:style-name="Tabelle155.C2" office:value-type="string">
            <text:p text:style-name="P51">x</text:p>
          </table:table-cell>
        </table:table-row>
        <table:table-row table:style-name="Tabelle155.1">
          <table:table-cell table:style-name="Tabelle155.A2" office:value-type="string">
            <text:p text:style-name="P53"><text:span text:style-name="T7"><text:s text:c="2"/></text:span><text:span text:style-name="T5">As &lt;Role&gt;</text:span></text:p>
          </table:table-cell>
          <table:table-cell table:style-name="Tabelle155.A2" office:value-type="string">
            <text:p text:style-name="P56">-</text:p>
          </table:table-cell>
          <table:table-cell table:style-name="Tabelle155.C2" office:value-type="string">
            <text:p text:style-name="P54"/>
          </table:table-cell>
        </table:table-row>
        <table:table-row table:style-name="Tabelle155.1">
          <table:table-cell table:style-name="Tabelle155.A2" office:value-type="string">
            <text:p text:style-name="P53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5.A2" office:value-type="string">
            <text:p text:style-name="P59">-</text:p>
          </table:table-cell>
          <table:table-cell table:style-name="Tabelle155.C2" office:value-type="string">
            <text:p text:style-name="P51">Storypoints</text:p>
          </table:table-cell>
        </table:table-row>
        <table:table-row table:style-name="Tabelle155.1">
          <table:table-cell table:style-name="Tabelle155.A2" office:value-type="string">
            <text:p text:style-name="P53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5.A2" office:value-type="string">
            <text:p text:style-name="P59">-</text:p>
          </table:table-cell>
          <table:table-cell table:style-name="Tabelle155.C2" office:value-type="string">
            <text:p text:style-name="P57">x/x</text:p>
          </table:table-cell>
        </table:table-row>
        <table:table-row table:style-name="Tabelle155.1">
          <table:table-cell table:style-name="Tabelle155.A2" office:value-type="string">
            <text:p text:style-name="P55">Comments</text:p>
          </table:table-cell>
          <table:table-cell table:style-name="Tabelle155.C2" table:number-columns-spanned="2" office:value-type="string">
            <text:p text:style-name="P54"/>
          </table:table-cell>
          <table:covered-table-cell/>
        </table:table-row>
        <table:table-row table:style-name="Tabelle155.1">
          <table:table-cell table:style-name="Tabelle155.C2" table:number-columns-spanned="3" office:value-type="string">
            <text:p text:style-name="P56">Model definition.</text:p>
          </table:table-cell>
          <table:covered-table-cell/>
          <table:covered-table-cell/>
        </table:table-row>
      </table:table>
      <text:p text:style-name="P60"/>
      <text:p text:style-name="P61"><text:span text:style-name="T9">Rear side of</text:span> Story-Card</text:p>
      <table:table table:name="Tabelle156" table:style-name="Tabelle156">
        <table:table-column table:style-name="Tabelle156.A"/>
        <table:table-column table:style-name="Tabelle156.B"/>
        <table:table-row table:style-name="Tabelle156.1">
          <table:table-cell table:style-name="Tabelle156.A1" office:value-type="string">
            <text:p text:style-name="P52">Acceptance criteria</text:p>
          </table:table-cell>
          <table:table-cell table:style-name="Tabelle156.B1" office:value-type="string">
            <text:p text:style-name="P57">&lt;User Story <text:span text:style-name="T9">accepted if</text:span>…&gt;</text:p>
          </table:table-cell>
        </table:table-row>
        <table:table-row table:style-name="Tabelle156.1">
          <table:table-cell table:style-name="Tabelle156.A2" office:value-type="string">
            <text:p text:style-name="P51">01</text:p>
          </table:table-cell>
          <table:table-cell table:style-name="Tabelle156.B2" office:value-type="string">
            <text:p text:style-name="P58">Has name, address and contact options.</text:p>
          </table:table-cell>
        </table:table-row>
        <table:table-row table:style-name="Tabelle156.1">
          <table:table-cell table:style-name="Tabelle156.A2" office:value-type="string">
            <text:p text:style-name="P51">02</text:p>
          </table:table-cell>
          <table:table-cell table:style-name="Tabelle156.B2" office:value-type="string">
            <text:p text:style-name="P58">May be part of a employer group.</text:p>
          </table:table-cell>
        </table:table-row>
      </table:table>
      <text:p text:style-name="P60"/>
      <text:p text:style-name="P62"><text:span text:style-name="T16">This can be represented by</text:span> BM015. <text:span text:style-name="T16">So this is obsolete.</text:span></text:p>
      <text:p text:style-name="P10"><text:span text:style-name="T9">Front side of</text:span> Story-Card <text:s text:c="3"/></text:p>
      <table:table table:name="Tabelle157" table:style-name="Tabelle157">
        <table:table-column table:style-name="Tabelle157.A" table:number-columns-repeated="3"/>
        <table:table-row table:style-name="Tabelle157.1">
          <table:table-cell table:style-name="Tabelle157.A1" office:value-type="string">
            <text:p text:style-name="P15">Story</text:p>
          </table:table-cell>
          <table:table-cell table:style-name="Tabelle157.A1" office:value-type="string">
            <text:p text:style-name="P29">BM0<text:span text:style-name="T15">17</text:span></text:p>
          </table:table-cell>
          <table:table-cell table:style-name="Tabelle157.C1" office:value-type="string">
            <text:p text:style-name="P15">Priorit<text:span text:style-name="T9">y</text:span></text:p>
          </table:table-cell>
        </table:table-row>
        <table:table-row table:style-name="Tabelle157.1">
          <table:table-cell table:style-name="Tabelle157.A2" office:value-type="string">
            <text:p text:style-name="P15">Tit<text:span text:style-name="T10">le</text:span></text:p>
          </table:table-cell>
          <table:table-cell table:style-name="Tabelle157.A2" office:value-type="string">
            <text:p text:style-name="P42">User Group</text:p>
          </table:table-cell>
          <table:table-cell table:style-name="Tabelle157.C2" office:value-type="string">
            <text:p text:style-name="P15">x</text:p>
          </table:table-cell>
        </table:table-row>
        <table:table-row table:style-name="Tabelle157.1">
          <table:table-cell table:style-name="Tabelle15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7.A2" office:value-type="string">
            <text:p text:style-name="P29">-</text:p>
          </table:table-cell>
          <table:table-cell table:style-name="Tabelle157.C2" office:value-type="string">
            <text:p text:style-name="P20"/>
          </table:table-cell>
        </table:table-row>
        <table:table-row table:style-name="Tabelle157.1">
          <table:table-cell table:style-name="Tabelle15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7.A2" office:value-type="string">
            <text:p text:style-name="P44">-</text:p>
          </table:table-cell>
          <table:table-cell table:style-name="Tabelle157.C2" office:value-type="string">
            <text:p text:style-name="P15">Storypoints</text:p>
          </table:table-cell>
        </table:table-row>
        <table:table-row table:style-name="Tabelle157.1">
          <table:table-cell table:style-name="Tabelle15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7.A2" office:value-type="string">
            <text:p text:style-name="P44">-</text:p>
          </table:table-cell>
          <table:table-cell table:style-name="Tabelle157.C2" office:value-type="string">
            <text:p text:style-name="P26">x/x</text:p>
          </table:table-cell>
        </table:table-row>
        <table:table-row table:style-name="Tabelle157.1">
          <table:table-cell table:style-name="Tabelle157.A2" office:value-type="string">
            <text:p text:style-name="P22">Comments</text:p>
          </table:table-cell>
          <table:table-cell table:style-name="Tabelle157.C2" table:number-columns-spanned="2" office:value-type="string">
            <text:p text:style-name="P20"/>
          </table:table-cell>
          <table:covered-table-cell/>
        </table:table-row>
        <table:table-row table:style-name="Tabelle157.1">
          <table:table-cell table:style-name="Tabelle15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8" table:style-name="Tabelle158">
        <table:table-column table:style-name="Tabelle158.A"/>
        <table:table-column table:style-name="Tabelle158.B"/>
        <table:table-row table:style-name="Tabelle158.1">
          <table:table-cell table:style-name="Tabelle158.A1" office:value-type="string">
            <text:p text:style-name="P13">Acceptance criteria</text:p>
          </table:table-cell>
          <table:table-cell table:style-name="Tabelle158.B1" office:value-type="string">
            <text:p text:style-name="P26">&lt;User Story <text:span text:style-name="T9">accepted if</text:span>…&gt;</text:p>
          </table:table-cell>
        </table:table-row>
        <table:table-row table:style-name="Tabelle158.1">
          <table:table-cell table:style-name="Tabelle158.A2" office:value-type="string">
            <text:p text:style-name="P15">01</text:p>
          </table:table-cell>
          <table:table-cell table:style-name="Tabelle158.B2" office:value-type="string">
            <text:p text:style-name="P42">Has a name.</text:p>
          </table:table-cell>
        </table:table-row>
        <table:table-row table:style-name="Tabelle158.1">
          <table:table-cell table:style-name="Tabelle158.A2" office:value-type="string">
            <text:p text:style-name="P15">02</text:p>
          </table:table-cell>
          <table:table-cell table:style-name="Tabelle158.B2" office:value-type="string">
            <text:p text:style-name="P42">Consists of user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9" table:style-name="Tabelle159">
        <table:table-column table:style-name="Tabelle159.A" table:number-columns-repeated="3"/>
        <table:table-row table:style-name="Tabelle159.1">
          <table:table-cell table:style-name="Tabelle159.A1" office:value-type="string">
            <text:p text:style-name="P15">Story</text:p>
          </table:table-cell>
          <table:table-cell table:style-name="Tabelle159.A1" office:value-type="string">
            <text:p text:style-name="P29">BM0<text:span text:style-name="T15">18</text:span></text:p>
          </table:table-cell>
          <table:table-cell table:style-name="Tabelle159.C1" office:value-type="string">
            <text:p text:style-name="P15">Priorit<text:span text:style-name="T9">y</text:span></text:p>
          </table:table-cell>
        </table:table-row>
        <table:table-row table:style-name="Tabelle159.1">
          <table:table-cell table:style-name="Tabelle159.A2" office:value-type="string">
            <text:p text:style-name="P15">Tit<text:span text:style-name="T10">le</text:span></text:p>
          </table:table-cell>
          <table:table-cell table:style-name="Tabelle159.A2" office:value-type="string">
            <text:p text:style-name="P42">Permission</text:p>
          </table:table-cell>
          <table:table-cell table:style-name="Tabelle159.C2" office:value-type="string">
            <text:p text:style-name="P15">x</text:p>
          </table:table-cell>
        </table:table-row>
        <table:table-row table:style-name="Tabelle159.1">
          <table:table-cell table:style-name="Tabelle15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9.A2" office:value-type="string">
            <text:p text:style-name="P29">-</text:p>
          </table:table-cell>
          <table:table-cell table:style-name="Tabelle159.C2" office:value-type="string">
            <text:p text:style-name="P20"/>
          </table:table-cell>
        </table:table-row>
        <table:table-row table:style-name="Tabelle159.1">
          <table:table-cell table:style-name="Tabelle15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9.A2" office:value-type="string">
            <text:p text:style-name="P44">-</text:p>
          </table:table-cell>
          <table:table-cell table:style-name="Tabelle159.C2" office:value-type="string">
            <text:p text:style-name="P15">Storypoints</text:p>
          </table:table-cell>
        </table:table-row>
        <table:table-row table:style-name="Tabelle159.1">
          <table:table-cell table:style-name="Tabelle15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9.A2" office:value-type="string">
            <text:p text:style-name="P44">-</text:p>
          </table:table-cell>
          <table:table-cell table:style-name="Tabelle159.C2" office:value-type="string">
            <text:p text:style-name="P26">x/x</text:p>
          </table:table-cell>
        </table:table-row>
        <table:table-row table:style-name="Tabelle159.1">
          <table:table-cell table:style-name="Tabelle159.A2" office:value-type="string">
            <text:p text:style-name="P22">Comments</text:p>
          </table:table-cell>
          <table:table-cell table:style-name="Tabelle159.C2" table:number-columns-spanned="2" office:value-type="string">
            <text:p text:style-name="P20"/>
          </table:table-cell>
          <table:covered-table-cell/>
        </table:table-row>
        <table:table-row table:style-name="Tabelle159.1">
          <table:table-cell table:style-name="Tabelle15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60" table:style-name="Tabelle160">
        <table:table-column table:style-name="Tabelle160.A"/>
        <table:table-column table:style-name="Tabelle160.B"/>
        <table:table-row table:style-name="Tabelle160.1">
          <table:table-cell table:style-name="Tabelle160.A1" office:value-type="string">
            <text:p text:style-name="P13">Acceptance criteria</text:p>
          </table:table-cell>
          <table:table-cell table:style-name="Tabelle160.B1" office:value-type="string">
            <text:p text:style-name="P26">&lt;User Story <text:span text:style-name="T9">accepted if</text:span>…&gt;</text:p>
          </table:table-cell>
        </table:table-row>
        <table:table-row table:style-name="Tabelle160.1">
          <table:table-cell table:style-name="Tabelle160.A2" office:value-type="string">
            <text:p text:style-name="P15">01</text:p>
          </table:table-cell>
          <table:table-cell table:style-name="Tabelle160.B2" office:value-type="string">
            <text:p text:style-name="P42">Has a name.</text:p>
          </table:table-cell>
        </table:table-row>
      </table:table>
      <text:p text:style-name="P8"/>
      <text:p text:style-name="P4"/>
      <text:p text:style-name="P11"><text:span text:style-name="T9">Front side of</text:span> Story-Card <text:s text:c="3"/></text:p>
      <table:table table:name="Tabelle161" table:style-name="Tabelle161">
        <table:table-column table:style-name="Tabelle161.A" table:number-columns-repeated="3"/>
        <table:table-row table:style-name="Tabelle161.1">
          <table:table-cell table:style-name="Tabelle161.A1" office:value-type="string">
            <text:p text:style-name="P19">Story</text:p>
          </table:table-cell>
          <table:table-cell table:style-name="Tabelle161.A1" office:value-type="string">
            <text:p text:style-name="P30">BM0<text:span text:style-name="T15">19</text:span></text:p>
          </table:table-cell>
          <table:table-cell table:style-name="Tabelle161.C1" office:value-type="string">
            <text:p text:style-name="P19">Priorit<text:span text:style-name="T9">y</text:span></text:p>
          </table:table-cell>
        </table:table-row>
        <table:table-row table:style-name="Tabelle161.1">
          <table:table-cell table:style-name="Tabelle161.A2" office:value-type="string">
            <text:p text:style-name="P19">Tit<text:span text:style-name="T10">le</text:span></text:p>
          </table:table-cell>
          <table:table-cell table:style-name="Tabelle161.A2" office:value-type="string">
            <text:p text:style-name="P30"><text:span text:style-name="T3">User </text:span><text:span text:style-name="T4">Permission</text:span></text:p>
          </table:table-cell>
          <table:table-cell table:style-name="Tabelle161.C2" office:value-type="string">
            <text:p text:style-name="P19">x</text:p>
          </table:table-cell>
        </table:table-row>
        <table:table-row table:style-name="Tabelle161.1">
          <table:table-cell table:style-name="Tabelle161.A2" office:value-type="string">
            <text:p text:style-name="P25"><text:span text:style-name="T7"><text:s text:c="2"/></text:span><text:span text:style-name="T5">As &lt;Role&gt;</text:span></text:p>
          </table:table-cell>
          <table:table-cell table:style-name="Tabelle161.A2" office:value-type="string">
            <text:p text:style-name="P30">-</text:p>
          </table:table-cell>
          <table:table-cell table:style-name="Tabelle161.C2" office:value-type="string">
            <text:p text:style-name="P21"/>
          </table:table-cell>
        </table:table-row>
        <table:table-row table:style-name="Tabelle161.1">
          <table:table-cell table:style-name="Tabelle161.A2" office:value-type="string">
            <text:p text:style-name="P25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61.A2" office:value-type="string">
            <text:p text:style-name="P45">-</text:p>
          </table:table-cell>
          <table:table-cell table:style-name="Tabelle161.C2" office:value-type="string">
            <text:p text:style-name="P19">Storypoints</text:p>
          </table:table-cell>
        </table:table-row>
        <table:table-row table:style-name="Tabelle161.1">
          <table:table-cell table:style-name="Tabelle161.A2" office:value-type="string">
            <text:p text:style-name="P25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61.A2" office:value-type="string">
            <text:p text:style-name="P45">-</text:p>
          </table:table-cell>
          <table:table-cell table:style-name="Tabelle161.C2" office:value-type="string">
            <text:p text:style-name="P27">x/x</text:p>
          </table:table-cell>
        </table:table-row>
        <table:table-row table:style-name="Tabelle161.1">
          <table:table-cell table:style-name="Tabelle161.A2" office:value-type="string">
            <text:p text:style-name="P23">Comments</text:p>
          </table:table-cell>
          <table:table-cell table:style-name="Tabelle161.C2" table:number-columns-spanned="2" office:value-type="string">
            <text:p text:style-name="P21"/>
          </table:table-cell>
          <table:covered-table-cell/>
        </table:table-row>
        <table:table-row table:style-name="Tabelle161.1">
          <table:table-cell table:style-name="Tabelle161.C2" table:number-columns-spanned="3" office:value-type="string">
            <text:p text:style-name="P30">Model definition.</text:p>
          </table:table-cell>
          <table:covered-table-cell/>
          <table:covered-table-cell/>
        </table:table-row>
      </table:table>
      <text:p text:style-name="P9"/>
      <text:p text:style-name="P6"><text:span text:style-name="T9">Rear side of</text:span> Story-Card</text:p>
      <table:table table:name="Tabelle162" table:style-name="Tabelle162">
        <table:table-column table:style-name="Tabelle162.A"/>
        <table:table-column table:style-name="Tabelle162.B"/>
        <table:table-row table:style-name="Tabelle162.1">
          <table:table-cell table:style-name="Tabelle162.A1" office:value-type="string">
            <text:p text:style-name="P14">Acceptance criteria</text:p>
          </table:table-cell>
          <table:table-cell table:style-name="Tabelle162.B1" office:value-type="string">
            <text:p text:style-name="P27">&lt;User Story <text:span text:style-name="T9">accepted if</text:span>…&gt;</text:p>
          </table:table-cell>
        </table:table-row>
        <table:table-row table:style-name="Tabelle162.1">
          <table:table-cell table:style-name="Tabelle162.A2" office:value-type="string">
            <text:p text:style-name="P19">01</text:p>
          </table:table-cell>
          <table:table-cell table:style-name="Tabelle162.B2" office:value-type="string">
            <text:p text:style-name="P42">It is the unique mapping between an user and a permission.</text:p>
          </table:table-cell>
        </table:table-row>
      </table:table>
      <text:p text:style-name="P9"/>
      <text:p text:style-name="P63">This is directly mappable on Permission and user entities.</text:p>
      <text:p text:style-name="P11"><text:span text:style-name="T9">Front side of</text:span> Story-Card <text:s text:c="3"/></text:p>
      <table:table table:name="Tabelle163" table:style-name="Tabelle163">
        <table:table-column table:style-name="Tabelle163.A" table:number-columns-repeated="3"/>
        <table:table-row table:style-name="Tabelle163.1">
          <table:table-cell table:style-name="Tabelle163.A1" office:value-type="string">
            <text:p text:style-name="P19">Story</text:p>
          </table:table-cell>
          <table:table-cell table:style-name="Tabelle163.A1" office:value-type="string">
            <text:p text:style-name="P30">BM0<text:span text:style-name="T15">20</text:span></text:p>
          </table:table-cell>
          <table:table-cell table:style-name="Tabelle163.C1" office:value-type="string">
            <text:p text:style-name="P19">Priorit<text:span text:style-name="T9">y</text:span></text:p>
          </table:table-cell>
        </table:table-row>
        <table:table-row table:style-name="Tabelle163.1">
          <table:table-cell table:style-name="Tabelle163.A2" office:value-type="string">
            <text:p text:style-name="P19">Tit<text:span text:style-name="T10">le</text:span></text:p>
          </table:table-cell>
          <table:table-cell table:style-name="Tabelle163.A2" office:value-type="string">
            <text:p text:style-name="P30"><text:span text:style-name="T3">User </text:span><text:span text:style-name="T4">Group Permission</text:span></text:p>
          </table:table-cell>
          <table:table-cell table:style-name="Tabelle163.C2" office:value-type="string">
            <text:p text:style-name="P19">x</text:p>
          </table:table-cell>
        </table:table-row>
        <table:table-row table:style-name="Tabelle163.1">
          <table:table-cell table:style-name="Tabelle163.A2" office:value-type="string">
            <text:p text:style-name="P25"><text:span text:style-name="T7"><text:s text:c="2"/></text:span><text:span text:style-name="T5">As &lt;Role&gt;</text:span></text:p>
          </table:table-cell>
          <table:table-cell table:style-name="Tabelle163.A2" office:value-type="string">
            <text:p text:style-name="P30">-</text:p>
          </table:table-cell>
          <table:table-cell table:style-name="Tabelle163.C2" office:value-type="string">
            <text:p text:style-name="P21"/>
          </table:table-cell>
        </table:table-row>
        <table:table-row table:style-name="Tabelle163.1">
          <table:table-cell table:style-name="Tabelle163.A2" office:value-type="string">
            <text:p text:style-name="P25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63.A2" office:value-type="string">
            <text:p text:style-name="P45">-</text:p>
          </table:table-cell>
          <table:table-cell table:style-name="Tabelle163.C2" office:value-type="string">
            <text:p text:style-name="P19">Storypoints</text:p>
          </table:table-cell>
        </table:table-row>
        <table:table-row table:style-name="Tabelle163.1">
          <table:table-cell table:style-name="Tabelle163.A2" office:value-type="string">
            <text:p text:style-name="P25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63.A2" office:value-type="string">
            <text:p text:style-name="P45">-</text:p>
          </table:table-cell>
          <table:table-cell table:style-name="Tabelle163.C2" office:value-type="string">
            <text:p text:style-name="P27">x/x</text:p>
          </table:table-cell>
        </table:table-row>
        <table:table-row table:style-name="Tabelle163.1">
          <table:table-cell table:style-name="Tabelle163.A2" office:value-type="string">
            <text:p text:style-name="P23">Comments</text:p>
          </table:table-cell>
          <table:table-cell table:style-name="Tabelle163.C2" table:number-columns-spanned="2" office:value-type="string">
            <text:p text:style-name="P21"/>
          </table:table-cell>
          <table:covered-table-cell/>
        </table:table-row>
        <table:table-row table:style-name="Tabelle163.1">
          <table:table-cell table:style-name="Tabelle163.C2" table:number-columns-spanned="3" office:value-type="string">
            <text:p text:style-name="P30">Model definition.</text:p>
          </table:table-cell>
          <table:covered-table-cell/>
          <table:covered-table-cell/>
        </table:table-row>
      </table:table>
      <text:p text:style-name="P9"/>
      <text:p text:style-name="P6"><text:span text:style-name="T9">Rear side of</text:span> Story-Card</text:p>
      <table:table table:name="Tabelle164" table:style-name="Tabelle164">
        <table:table-column table:style-name="Tabelle164.A"/>
        <table:table-column table:style-name="Tabelle164.B"/>
        <table:table-row table:style-name="Tabelle164.1">
          <table:table-cell table:style-name="Tabelle164.A1" office:value-type="string">
            <text:p text:style-name="P14">Acceptance criteria</text:p>
          </table:table-cell>
          <table:table-cell table:style-name="Tabelle164.B1" office:value-type="string">
            <text:p text:style-name="P27">&lt;User Story <text:span text:style-name="T9">accepted if</text:span>…&gt;</text:p>
          </table:table-cell>
        </table:table-row>
        <table:table-row table:style-name="Tabelle164.1">
          <table:table-cell table:style-name="Tabelle164.A2" office:value-type="string">
            <text:p text:style-name="P19">01</text:p>
          </table:table-cell>
          <table:table-cell table:style-name="Tabelle164.B2" office:value-type="string">
            <text:p text:style-name="P42">It is the unique mapping between an user group and a permission.</text:p>
          </table:table-cell>
        </table:table-row>
      </table:table>
      <text:p text:style-name="P9"/>
      <text:p text:style-name="P63">This is directly mappable on Permission and user group entities.</text:p>
      <text:h text:style-name="P64" text:outline-level="2"><text:bookmark-start text:name="__RefHeading___Toc127_3832132263"/>Basic functionality<text:bookmark-end text:name="__RefHeading___Toc127_3832132263"/></text:h>
      <text:p text:style-name="P5"><text:span text:style-name="T9">Front side of</text:span> Story-Card <text:s text:c="3"/></text:p>
      <table:table table:name="Tabelle3" table:style-name="Tabelle3">
        <table:table-column table:style-name="Tabelle3.A" table:number-columns-repeated="3"/>
        <table:table-row table:style-name="Tabelle3.1">
          <table:table-cell table:style-name="Tabelle3.A1" office:value-type="string">
            <text:p text:style-name="P15">Story</text:p>
          </table:table-cell>
          <table:table-cell table:style-name="Tabelle3.A1" office:value-type="string">
            <text:p text:style-name="P29">IDxxx</text:p>
          </table:table-cell>
          <table:table-cell table:style-name="Tabelle3.C1" office:value-type="string">
            <text:p text:style-name="P15">Priorit<text:span text:style-name="T9">y</text:span></text:p>
          </table:table-cell>
        </table:table-row>
        <table:table-row table:style-name="Tabelle3.1">
          <table:table-cell table:style-name="Tabelle3.A2" office:value-type="string">
            <text:p text:style-name="P15">Tit<text:span text:style-name="T10">le</text:span></text:p>
          </table:table-cell>
          <table:table-cell table:style-name="Tabelle3.A2" office:value-type="string">
            <text:p text:style-name="P36">xxx</text:p>
          </table:table-cell>
          <table:table-cell table:style-name="Tabelle3.C2" office:value-type="string">
            <text:p text:style-name="P15">x</text:p>
          </table:table-cell>
        </table:table-row>
        <table:table-row table:style-name="Tabelle3.1">
          <table:table-cell table:style-name="Tabelle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3.A2" office:value-type="string">
            <text:p text:style-name="P29">xxx</text:p>
          </table:table-cell>
          <table:table-cell table:style-name="Tabelle3.C2" office:value-type="string">
            <text:p text:style-name="P20"/>
          </table:table-cell>
        </table:table-row>
        <table:table-row table:style-name="Tabelle3.1">
          <table:table-cell table:style-name="Tabelle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3.A2" office:value-type="string">
            <text:p text:style-name="P44">xxx</text:p>
          </table:table-cell>
          <table:table-cell table:style-name="Tabelle3.C2" office:value-type="string">
            <text:p text:style-name="P15">Storypoints</text:p>
          </table:table-cell>
        </table:table-row>
        <table:table-row table:style-name="Tabelle3.1">
          <table:table-cell table:style-name="Tabelle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3.A2" office:value-type="string">
            <text:p text:style-name="P44">xxx</text:p>
          </table:table-cell>
          <table:table-cell table:style-name="Tabelle3.C2" office:value-type="string">
            <text:p text:style-name="P26">x/x</text:p>
          </table:table-cell>
        </table:table-row>
        <table:table-row table:style-name="Tabelle3.1">
          <table:table-cell table:style-name="Tabelle3.A2" office:value-type="string">
            <text:p text:style-name="P22">Comments</text:p>
          </table:table-cell>
          <table:table-cell table:style-name="Tabelle3.C2" table:number-columns-spanned="2" office:value-type="string">
            <text:p text:style-name="P20"/>
          </table:table-cell>
          <table:covered-table-cell/>
        </table:table-row>
        <table:table-row table:style-name="Tabelle3.1">
          <table:table-cell table:style-name="Tabelle3.C2" table:number-columns-spanned="3" office:value-type="string">
            <text:p text:style-name="P28">None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3">Acceptance criteria</text:p>
          </table:table-cell>
          <table:table-cell table:style-name="Tabelle4.B1" office:value-type="string">
            <text:p text:style-name="P26">&lt;User Story <text:span text:style-name="T9">accepted if</text:span>…&gt;</text:p>
          </table:table-cell>
        </table:table-row>
        <table:table-row table:style-name="Tabelle4.1">
          <table:table-cell table:style-name="Tabelle4.A2" office:value-type="string">
            <text:p text:style-name="P15">01</text:p>
          </table:table-cell>
          <table:table-cell table:style-name="Tabelle4.B2" office:value-type="string">
            <text:p text:style-name="P36"/>
          </table:table-cell>
        </table:table-row>
        <table:table-row table:style-name="Tabelle4.1">
          <table:table-cell table:style-name="Tabelle4.A2" office:value-type="string">
            <text:p text:style-name="P15">02</text:p>
          </table:table-cell>
          <table:table-cell table:style-name="Tabelle4.B2" office:value-type="string">
            <text:p text:style-name="P43"/>
          </table:table-cell>
        </table:table-row>
        <table:table-row table:style-name="Tabelle4.1">
          <table:table-cell table:style-name="Tabelle4.A2" office:value-type="string">
            <text:p text:style-name="P15">03</text:p>
          </table:table-cell>
          <table:table-cell table:style-name="Tabelle4.B2" office:value-type="string">
            <text:p text:style-name="P26"/>
          </table:table-cell>
        </table:table-row>
      </table:table>
      <text:p text:style-name="P8"/>
      <text:p text:style-name="P3"/>
      <text:h text:style-name="P64" text:outline-level="2"><text:bookmark-start text:name="__RefHeading___Toc129_3832132263"/>Copy Template<text:bookmark-end text:name="__RefHeading___Toc129_3832132263"/></text:h>
      <text:p text:style-name="P5"/>
      <text:p text:style-name="P10"><text:span text:style-name="T9">Front side of</text:span> Story-Card <text:s text:c="3"/></text:p>
      <table:table table:name="Tabelle125" table:style-name="Tabelle125">
        <table:table-column table:style-name="Tabelle125.A" table:number-columns-repeated="3"/>
        <table:table-row table:style-name="Tabelle125.1">
          <table:table-cell table:style-name="Tabelle125.A1" office:value-type="string">
            <text:p text:style-name="P15">Story</text:p>
          </table:table-cell>
          <table:table-cell table:style-name="Tabelle125.A1" office:value-type="string">
            <text:p text:style-name="P29">IDxxx</text:p>
          </table:table-cell>
          <table:table-cell table:style-name="Tabelle125.C1" office:value-type="string">
            <text:p text:style-name="P15">Priorit<text:span text:style-name="T9">y</text:span></text:p>
          </table:table-cell>
        </table:table-row>
        <table:table-row table:style-name="Tabelle125.1">
          <table:table-cell table:style-name="Tabelle125.A2" office:value-type="string">
            <text:p text:style-name="P15">Tit<text:span text:style-name="T10">le</text:span></text:p>
          </table:table-cell>
          <table:table-cell table:style-name="Tabelle125.A2" office:value-type="string">
            <text:p text:style-name="P36">xxx</text:p>
          </table:table-cell>
          <table:table-cell table:style-name="Tabelle125.C2" office:value-type="string">
            <text:p text:style-name="P15">x</text:p>
          </table:table-cell>
        </table:table-row>
        <table:table-row table:style-name="Tabelle125.1">
          <table:table-cell table:style-name="Tabelle125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25.A2" office:value-type="string">
            <text:p text:style-name="P29">xxx</text:p>
          </table:table-cell>
          <table:table-cell table:style-name="Tabelle125.C2" office:value-type="string">
            <text:p text:style-name="P20"/>
          </table:table-cell>
        </table:table-row>
        <table:table-row table:style-name="Tabelle125.1">
          <table:table-cell table:style-name="Tabelle125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25.A2" office:value-type="string">
            <text:p text:style-name="P44">xxx</text:p>
          </table:table-cell>
          <table:table-cell table:style-name="Tabelle125.C2" office:value-type="string">
            <text:p text:style-name="P15">Storypoints</text:p>
          </table:table-cell>
        </table:table-row>
        <table:table-row table:style-name="Tabelle125.1">
          <table:table-cell table:style-name="Tabelle125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25.A2" office:value-type="string">
            <text:p text:style-name="P44">xxx</text:p>
          </table:table-cell>
          <table:table-cell table:style-name="Tabelle125.C2" office:value-type="string">
            <text:p text:style-name="P26">x/x</text:p>
          </table:table-cell>
        </table:table-row>
        <table:table-row table:style-name="Tabelle125.1">
          <table:table-cell table:style-name="Tabelle125.A2" office:value-type="string">
            <text:p text:style-name="P22">Comments</text:p>
          </table:table-cell>
          <table:table-cell table:style-name="Tabelle125.C2" table:number-columns-spanned="2" office:value-type="string">
            <text:p text:style-name="P20"/>
          </table:table-cell>
          <table:covered-table-cell/>
        </table:table-row>
        <table:table-row table:style-name="Tabelle125.1">
          <table:table-cell table:style-name="Tabelle125.C2" table:number-columns-spanned="3" office:value-type="string">
            <text:p text:style-name="P28">None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26" table:style-name="Tabelle126">
        <table:table-column table:style-name="Tabelle126.A"/>
        <table:table-column table:style-name="Tabelle126.B"/>
        <table:table-row table:style-name="Tabelle126.1">
          <table:table-cell table:style-name="Tabelle126.A1" office:value-type="string">
            <text:p text:style-name="P13">Acceptance criteria</text:p>
          </table:table-cell>
          <table:table-cell table:style-name="Tabelle126.B1" office:value-type="string">
            <text:p text:style-name="P26">&lt;User Story <text:span text:style-name="T9">accepted if</text:span>…&gt;</text:p>
          </table:table-cell>
        </table:table-row>
        <table:table-row table:style-name="Tabelle126.1">
          <table:table-cell table:style-name="Tabelle126.A2" office:value-type="string">
            <text:p text:style-name="P15">01</text:p>
          </table:table-cell>
          <table:table-cell table:style-name="Tabelle126.B2" office:value-type="string">
            <text:p text:style-name="P36"/>
          </table:table-cell>
        </table:table-row>
        <table:table-row table:style-name="Tabelle126.1">
          <table:table-cell table:style-name="Tabelle126.A2" office:value-type="string">
            <text:p text:style-name="P15">02</text:p>
          </table:table-cell>
          <table:table-cell table:style-name="Tabelle126.B2" office:value-type="string">
            <text:p text:style-name="P43"/>
          </table:table-cell>
        </table:table-row>
        <table:table-row table:style-name="Tabelle126.1">
          <table:table-cell table:style-name="Tabelle126.A2" office:value-type="string">
            <text:p text:style-name="P15">03</text:p>
          </table:table-cell>
          <table:table-cell table:style-name="Tabelle126.B2" office:value-type="string">
            <text:p text:style-name="P26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Calibri1" svg:font-family="Calibri" style:font-pitch="variable"/>
    <style:font-face style:name="Courier New" svg:font-family="'Courier New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D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true" style:font-name-asian="Arial Unicode MS" style:font-family-asian="'Arial Unicode MS'" style:font-family-generic-asian="swiss" style:font-pitch-asian="variable" style:font-size-asian="11pt" style:language-asian="en" style:country-asian="US" style:font-name-complex="Calibri1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049cm" fo:margin-bottom="0.049cm" loext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annotation_20_text" style:display-name="annotation text" style:family="paragraph" style:parent-style-name="Standard">
      <style:paragraph-properties style:line-height-at-least="0.176cm"/>
      <style:text-properties fo:font-size="12pt" style:font-size-asian="12pt" style:font-size-complex="12pt"/>
    </style:style>
    <style:style style:name="Balloon_20_Text" style:display-name="Balloon Text" style:family="paragraph" style:parent-style-name="Standard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/>
    <style:style style:name="WW8Num1z1" style:family="text">
      <style:text-properties style:font-name-complex="Calibri" style:font-family-complex="Calibri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Kommentartext_20_Zchn" style:display-name="Kommentartext Zchn" style:family="text" style:parent-style-name="Default_20_Paragraph_20_Font">
      <style:text-properties fo:font-size="12pt" style:font-size-asian="12pt" style:font-size-complex="12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Otto</meta:initial-creator>
    <meta:creation-date>2018-11-21T01:09:03.755000000</meta:creation-date>
    <meta:editing-cycles>4</meta:editing-cycles>
    <meta:editing-duration>PT1H29M57S</meta:editing-duration>
    <meta:generator>LibreOffice/6.1.0.3$Windows_X86_64 LibreOffice_project/efb621ed25068d70781dc026f7e9c5187a4decd1</meta:generator>
    <dc:date>2018-12-19T00:10:28.011000000</dc:date>
    <dc:creator>Christian Otto</dc:creator>
    <meta:document-statistic meta:table-count="44" meta:image-count="0" meta:object-count="0" meta:page-count="25" meta:paragraph-count="568" meta:word-count="1341" meta:character-count="7396" meta:non-whitespace-character-count="64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